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36.587" calcext:value-type="float">
            <text:p>36.587</text:p>
          </table:table-cell>
          <table:table-cell office:value-type="float" office:value="49.012" calcext:value-type="float">
            <text:p>49.012</text:p>
          </table:table-cell>
          <table:table-cell office:value-type="float" office:value="31.672" calcext:value-type="float">
            <text:p>31.672</text:p>
          </table:table-cell>
          <table:table-cell table:number-columns-repeated="6"/>
          <table:table-cell office:value-type="float" office:value="10.143" calcext:value-type="float">
            <text:p>10.143</text:p>
          </table:table-cell>
          <table:table-cell office:value-type="float" office:value="17.717" calcext:value-type="float">
            <text:p>17.717</text:p>
          </table:table-cell>
          <table:table-cell office:value-type="float" office:value="1.793" calcext:value-type="float">
            <text:p>1.793</text:p>
          </table:table-cell>
          <table:table-cell/>
          <table:table-cell office:value-type="float" office:value="2.831" calcext:value-type="float">
            <text:p>2.831</text:p>
          </table:table-cell>
          <table:table-cell office:value-type="float" office:value="16.648" calcext:value-type="float">
            <text:p>16.648</text:p>
          </table:table-cell>
          <table:table-cell office:value-type="float" office:value="-2.697" calcext:value-type="float">
            <text:p>-2.697</text:p>
          </table:table-cell>
          <table:table-cell table:number-columns-repeated="11"/>
        </table:table-row>
        <table:table-row table:style-name="ro1">
          <table:table-cell office:value-type="float" office:value="35.023" calcext:value-type="float">
            <text:p>35.023</text:p>
          </table:table-cell>
          <table:table-cell office:value-type="float" office:value="49.494" calcext:value-type="float">
            <text:p>49.494</text:p>
          </table:table-cell>
          <table:table-cell office:value-type="float" office:value="28.184" calcext:value-type="float">
            <text:p>28.184</text:p>
          </table:table-cell>
          <table:table-cell table:number-columns-repeated="6"/>
          <table:table-cell office:value-type="float" office:value="8.579" calcext:value-type="float">
            <text:p>8.579</text:p>
          </table:table-cell>
          <table:table-cell office:value-type="float" office:value="18.199" calcext:value-type="float">
            <text:p>18.199</text:p>
          </table:table-cell>
          <table:table-cell office:value-type="float" office:value="-1.695" calcext:value-type="float">
            <text:p>-1.695</text:p>
          </table:table-cell>
          <table:table-cell/>
          <table:table-cell office:value-type="float" office:value="6.462" calcext:value-type="float">
            <text:p>6.462</text:p>
          </table:table-cell>
          <table:table-cell office:value-type="float" office:value="15.582" calcext:value-type="float">
            <text:p>15.582</text:p>
          </table:table-cell>
          <table:table-cell office:value-type="float" office:value="-2.314" calcext:value-type="float">
            <text:p>-2.31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9.538" calcext:value-type="float">
            <text:p>9.538</text:p>
          </table:table-cell>
          <table:table-cell office:value-type="float" office:value="15.531" calcext:value-type="float">
            <text:p>15.531</text:p>
          </table:table-cell>
          <table:table-cell office:value-type="float" office:value="-4.018" calcext:value-type="float">
            <text:p>-4.018</text:p>
          </table:table-cell>
          <table:table-cell/>
          <table:table-cell office:value-type="float" office:value="9.462" calcext:value-type="float">
            <text:p>9.462</text:p>
          </table:table-cell>
          <table:table-cell office:value-type="float" office:value="17.942" calcext:value-type="float">
            <text:p>17.942</text:p>
          </table:table-cell>
          <table:table-cell office:value-type="float" office:value="-2.515" calcext:value-type="float">
            <text:p>-2.515</text:p>
          </table:table-cell>
          <table:table-cell table:number-columns-repeated="11"/>
        </table:table-row>
        <table:table-row table:style-name="ro1">
          <table:table-cell table:formula="of:=[.A2]-[.A1]" office:value-type="float" office:value="-1.564" calcext:value-type="float">
            <text:p>-1.564</text:p>
          </table:table-cell>
          <table:table-cell table:formula="of:=[.B2]-[.B1]" office:value-type="float" office:value="0.481999999999999" calcext:value-type="float">
            <text:p>0.482</text:p>
          </table:table-cell>
          <table:table-cell table:formula="of:=[.C2]-[.C1]" office:value-type="float" office:value="-3.488" calcext:value-type="float">
            <text:p>-3.488</text:p>
          </table:table-cell>
          <table:table-cell/>
          <table:table-cell table:formula="of:=SQRT([.A4]^2+[.B4]^2+[.C4]^2)" office:value-type="float" office:value="3.85286438899684" calcext:value-type="float">
            <text:p>3.852864389</text:p>
          </table:table-cell>
          <table:table-cell table:number-columns-repeated="4"/>
          <table:table-cell office:value-type="float" office:value="12.939" calcext:value-type="float">
            <text:p>12.939</text:p>
          </table:table-cell>
          <table:table-cell office:value-type="float" office:value="16.768" calcext:value-type="float">
            <text:p>16.768</text:p>
          </table:table-cell>
          <table:table-cell office:value-type="float" office:value="-5.376" calcext:value-type="float">
            <text:p>-5.376</text:p>
          </table:table-cell>
          <table:table-cell/>
          <table:table-cell office:value-type="float" office:value="12.057" calcext:value-type="float">
            <text:p>12.057</text:p>
          </table:table-cell>
          <table:table-cell office:value-type="float" office:value="17.199" calcext:value-type="float">
            <text:p>17.199</text:p>
          </table:table-cell>
          <table:table-cell office:value-type="float" office:value="-5.247" calcext:value-type="float">
            <text:p>-5.24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4.368" calcext:value-type="float">
            <text:p>14.368</text:p>
          </table:table-cell>
          <table:table-cell office:value-type="float" office:value="15.061" calcext:value-type="float">
            <text:p>15.061</text:p>
          </table:table-cell>
          <table:table-cell office:value-type="float" office:value="-8.207" calcext:value-type="float">
            <text:p>-8.207</text:p>
          </table:table-cell>
          <table:table-cell/>
          <table:table-cell office:value-type="float" office:value="14.409" calcext:value-type="float">
            <text:p>14.409</text:p>
          </table:table-cell>
          <table:table-cell office:value-type="float" office:value="15.584" calcext:value-type="float">
            <text:p>15.584</text:p>
          </table:table-cell>
          <table:table-cell office:value-type="float" office:value="-2.652" calcext:value-type="float">
            <text:p>-2.65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6.52" calcext:value-type="float">
            <text:p>16.52</text:p>
          </table:table-cell>
          <table:table-cell office:value-type="float" office:value="13.508" calcext:value-type="float">
            <text:p>13.508</text:p>
          </table:table-cell>
          <table:table-cell office:value-type="float" office:value="-5.709" calcext:value-type="float">
            <text:p>-5.709</text:p>
          </table:table-cell>
          <table:table-cell/>
          <table:table-cell office:value-type="float" office:value="11.625" calcext:value-type="float">
            <text:p>11.625</text:p>
          </table:table-cell>
          <table:table-cell office:value-type="float" office:value="13.246" calcext:value-type="float">
            <text:p>13.246</text:p>
          </table:table-cell>
          <table:table-cell office:value-type="float" office:value="-1.465" calcext:value-type="float">
            <text:p>-1.465</text:p>
          </table:table-cell>
          <table:table-cell table:number-columns-repeated="11"/>
        </table:table-row>
        <table:table-row table:style-name="ro1">
          <table:table-cell table:formula="of:=[.A4]/[.E4]" office:value-type="float" office:value="-0.405931754168803" calcext:value-type="float">
            <text:p>-0.4059317542</text:p>
          </table:table-cell>
          <table:table-cell table:formula="of:=[.B4]/[.E4]" office:value-type="float" office:value="0.125101729865321" calcext:value-type="float">
            <text:p>0.1251017299</text:p>
          </table:table-cell>
          <table:table-cell table:formula="of:=[.C4]/[.E4]" office:value-type="float" office:value="-0.905300485000501" calcext:value-type="float">
            <text:p>-0.905300485</text:p>
          </table:table-cell>
          <table:table-cell/>
          <table:table-cell table:formula="of:=SQRT([.A7]^2+[.B7]^2+[.C7]^2)" office:value-type="float" office:value="1" calcext:value-type="float">
            <text:p>1</text:p>
          </table:table-cell>
          <table:table-cell table:number-columns-repeated="4"/>
          <table:table-cell office:value-type="float" office:value="13.546" calcext:value-type="float">
            <text:p>13.546</text:p>
          </table:table-cell>
          <table:table-cell office:value-type="float" office:value="12.108" calcext:value-type="float">
            <text:p>12.108</text:p>
          </table:table-cell>
          <table:table-cell office:value-type="float" office:value="-3.565" calcext:value-type="float">
            <text:p>-3.565</text:p>
          </table:table-cell>
          <table:table-cell/>
          <table:table-cell office:value-type="float" office:value="10.719" calcext:value-type="float">
            <text:p>10.719</text:p>
          </table:table-cell>
          <table:table-cell office:value-type="float" office:value="12.337" calcext:value-type="float">
            <text:p>12.337</text:p>
          </table:table-cell>
          <table:table-cell office:value-type="float" office:value="-5.061" calcext:value-type="float">
            <text:p>-5.061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1.638" calcext:value-type="float">
            <text:p>11.638</text:p>
          </table:table-cell>
          <table:table-cell office:value-type="float" office:value="10.542" calcext:value-type="float">
            <text:p>10.542</text:p>
          </table:table-cell>
          <table:table-cell office:value-type="float" office:value="-6.552" calcext:value-type="float">
            <text:p>-6.552</text:p>
          </table:table-cell>
          <table:table-cell/>
          <table:table-cell office:value-type="float" office:value="14.318" calcext:value-type="float">
            <text:p>14.318</text:p>
          </table:table-cell>
          <table:table-cell office:value-type="float" office:value="11.441" calcext:value-type="float">
            <text:p>11.441</text:p>
          </table:table-cell>
          <table:table-cell office:value-type="float" office:value="-5.807" calcext:value-type="float">
            <text:p>-5.807</text:p>
          </table:table-cell>
          <table:table-cell table:number-columns-repeated="11"/>
        </table:table-row>
        <table:table-row table:style-name="ro1">
          <table:table-cell table:formula="of:=[.E4]*[.A7]" office:value-type="float" office:value="-1.564" calcext:value-type="float">
            <text:p>-1.564</text:p>
          </table:table-cell>
          <table:table-cell table:formula="of:=[.E4]*[.B7]" office:value-type="float" office:value="0.481999999999999" calcext:value-type="float">
            <text:p>0.482</text:p>
          </table:table-cell>
          <table:table-cell table:formula="of:=[.E4]*[.C7]" office:value-type="float" office:value="-3.488" calcext:value-type="float">
            <text:p>-3.488</text:p>
          </table:table-cell>
          <table:table-cell table:number-columns-repeated="6"/>
          <table:table-cell office:value-type="float" office:value="14.625" calcext:value-type="float">
            <text:p>14.625</text:p>
          </table:table-cell>
          <table:table-cell office:value-type="float" office:value="8.895" calcext:value-type="float">
            <text:p>8.895</text:p>
          </table:table-cell>
          <table:table-cell office:value-type="float" office:value="-7.694" calcext:value-type="float">
            <text:p>-7.694</text:p>
          </table:table-cell>
          <table:table-cell/>
          <table:table-cell office:value-type="float" office:value="14.495" calcext:value-type="float">
            <text:p>14.495</text:p>
          </table:table-cell>
          <table:table-cell office:value-type="float" office:value="9.077" calcext:value-type="float">
            <text:p>9.077</text:p>
          </table:table-cell>
          <table:table-cell office:value-type="float" office:value="-2.811" calcext:value-type="float">
            <text:p>-2.811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4.748" calcext:value-type="float">
            <text:p>14.748</text:p>
          </table:table-cell>
          <table:table-cell office:value-type="float" office:value="7.317" calcext:value-type="float">
            <text:p>7.317</text:p>
          </table:table-cell>
          <table:table-cell office:value-type="float" office:value="-4.242" calcext:value-type="float">
            <text:p>-4.242</text:p>
          </table:table-cell>
          <table:table-cell/>
          <table:table-cell office:value-type="float" office:value="11.197" calcext:value-type="float">
            <text:p>11.197</text:p>
          </table:table-cell>
          <table:table-cell office:value-type="float" office:value="7.3" calcext:value-type="float">
            <text:p>7.3</text:p>
          </table:table-cell>
          <table:table-cell office:value-type="float" office:value="-3.507" calcext:value-type="float">
            <text:p>-3.507</text:p>
          </table:table-cell>
          <table:table-cell table:number-columns-repeated="11"/>
        </table:table-row>
        <table:table-row table:style-name="ro1">
          <table:table-cell table:formula="of:=[.A1]+[.A9]" office:value-type="float" office:value="35.023" calcext:value-type="float">
            <text:p>35.023</text:p>
          </table:table-cell>
          <table:table-cell table:formula="of:=[.B1]+[.B9]" office:value-type="float" office:value="49.494" calcext:value-type="float">
            <text:p>49.494</text:p>
          </table:table-cell>
          <table:table-cell table:formula="of:=[.C1]+[.C9]" office:value-type="float" office:value="28.184" calcext:value-type="float">
            <text:p>28.184</text:p>
          </table:table-cell>
          <table:table-cell table:number-columns-repeated="6"/>
          <table:table-cell office:value-type="float" office:value="10.997" calcext:value-type="float">
            <text:p>10.997</text:p>
          </table:table-cell>
          <table:table-cell office:value-type="float" office:value="5.891" calcext:value-type="float">
            <text:p>5.891</text:p>
          </table:table-cell>
          <table:table-cell office:value-type="float" office:value="-4.382" calcext:value-type="float">
            <text:p>-4.382</text:p>
          </table:table-cell>
          <table:table-cell/>
          <table:table-cell office:value-type="float" office:value="12.039" calcext:value-type="float">
            <text:p>12.039</text:p>
          </table:table-cell>
          <table:table-cell office:value-type="float" office:value="6.784" calcext:value-type="float">
            <text:p>6.784</text:p>
          </table:table-cell>
          <table:table-cell office:value-type="float" office:value="-7.193" calcext:value-type="float">
            <text:p>-7.19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1.486" calcext:value-type="float">
            <text:p>11.486</text:p>
          </table:table-cell>
          <table:table-cell office:value-type="float" office:value="4.403" calcext:value-type="float">
            <text:p>4.403</text:p>
          </table:table-cell>
          <table:table-cell office:value-type="float" office:value="-7.812" calcext:value-type="float">
            <text:p>-7.812</text:p>
          </table:table-cell>
          <table:table-cell/>
          <table:table-cell office:value-type="float" office:value="15.494" calcext:value-type="float">
            <text:p>15.494</text:p>
          </table:table-cell>
          <table:table-cell office:value-type="float" office:value="5.371" calcext:value-type="float">
            <text:p>5.371</text:p>
          </table:table-cell>
          <table:table-cell office:value-type="float" office:value="-6.387" calcext:value-type="float">
            <text:p>-6.38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4.48" calcext:value-type="float">
            <text:p>14.48</text:p>
          </table:table-cell>
          <table:table-cell office:value-type="float" office:value="2.777" calcext:value-type="float">
            <text:p>2.777</text:p>
          </table:table-cell>
          <table:table-cell office:value-type="float" office:value="-6.901" calcext:value-type="float">
            <text:p>-6.901</text:p>
          </table:table-cell>
          <table:table-cell/>
          <table:table-cell office:value-type="float" office:value="14.416" calcext:value-type="float">
            <text:p>14.416</text:p>
          </table:table-cell>
          <table:table-cell office:value-type="float" office:value="2.992" calcext:value-type="float">
            <text:p>2.992</text:p>
          </table:table-cell>
          <table:table-cell office:value-type="float" office:value="-3.583" calcext:value-type="float">
            <text:p>-3.58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2.795" calcext:value-type="float">
            <text:p>12.795</text:p>
          </table:table-cell>
          <table:table-cell office:value-type="float" office:value="1.237" calcext:value-type="float">
            <text:p>1.237</text:p>
          </table:table-cell>
          <table:table-cell office:value-type="float" office:value="-3.67" calcext:value-type="float">
            <text:p>-3.67</text:p>
          </table:table-cell>
          <table:table-cell/>
          <table:table-cell office:value-type="float" office:value="11.353" calcext:value-type="float">
            <text:p>11.353</text:p>
          </table:table-cell>
          <table:table-cell office:value-type="float" office:value="1.871" calcext:value-type="float">
            <text:p>1.871</text:p>
          </table:table-cell>
          <table:table-cell office:value-type="float" office:value="-5.604" calcext:value-type="float">
            <text:p>-5.60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9.633" calcext:value-type="float">
            <text:p>9.633</text:p>
          </table:table-cell>
          <table:table-cell office:value-type="float" office:value="0.008" calcext:value-type="float">
            <text:p>0.008</text:p>
          </table:table-cell>
          <table:table-cell office:value-type="float" office:value="-5.651" calcext:value-type="float">
            <text:p>-5.651</text:p>
          </table:table-cell>
          <table:table-cell/>
          <table:table-cell office:value-type="float" office:value="13.69" calcext:value-type="float">
            <text:p>13.69</text:p>
          </table:table-cell>
          <table:table-cell office:value-type="float" office:value="0.126" calcext:value-type="float">
            <text:p>0.126</text:p>
          </table:table-cell>
          <table:table-cell office:value-type="float" office:value="-8.047" calcext:value-type="float">
            <text:p>-8.04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1.653" calcext:value-type="float">
            <text:p>11.653</text:p>
          </table:table-cell>
          <table:table-cell office:value-type="float" office:value="-1.76" calcext:value-type="float">
            <text:p>-1.76</text:p>
          </table:table-cell>
          <table:table-cell office:value-type="float" office:value="-8.101" calcext:value-type="float">
            <text:p>-8.101</text:p>
          </table:table-cell>
          <table:table-cell/>
          <table:table-cell office:value-type="float" office:value="15.081" calcext:value-type="float">
            <text:p>15.081</text:p>
          </table:table-cell>
          <table:table-cell office:value-type="float" office:value="-1.975" calcext:value-type="float">
            <text:p>-1.975</text:p>
          </table:table-cell>
          <table:table-cell office:value-type="float" office:value="-5.157" calcext:value-type="float">
            <text:p>-5.15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3.156" calcext:value-type="float">
            <text:p>13.156</text:p>
          </table:table-cell>
          <table:table-cell office:value-type="float" office:value="-3.44" calcext:value-type="float">
            <text:p>-3.44</text:p>
          </table:table-cell>
          <table:table-cell office:value-type="float" office:value="-5.192" calcext:value-type="float">
            <text:p>-5.192</text:p>
          </table:table-cell>
          <table:table-cell/>
          <table:table-cell office:value-type="float" office:value="11.633" calcext:value-type="float">
            <text:p>11.633</text:p>
          </table:table-cell>
          <table:table-cell office:value-type="float" office:value="-2.51" calcext:value-type="float">
            <text:p>-2.51</text:p>
          </table:table-cell>
          <table:table-cell office:value-type="float" office:value="-3.582" calcext:value-type="float">
            <text:p>-3.58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9.593" calcext:value-type="float">
            <text:p>9.593</text:p>
          </table:table-cell>
          <table:table-cell office:value-type="float" office:value="-4.587" calcext:value-type="float">
            <text:p>-4.587</text:p>
          </table:table-cell>
          <table:table-cell office:value-type="float" office:value="-3.796" calcext:value-type="float">
            <text:p>-3.796</text:p>
          </table:table-cell>
          <table:table-cell/>
          <table:table-cell office:value-type="float" office:value="10.208" calcext:value-type="float">
            <text:p>10.208</text:p>
          </table:table-cell>
          <table:table-cell office:value-type="float" office:value="-3.813" calcext:value-type="float">
            <text:p>-3.813</text:p>
          </table:table-cell>
          <table:table-cell office:value-type="float" office:value="-6.892" calcext:value-type="float">
            <text:p>-6.89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8.366" calcext:value-type="float">
            <text:p>8.366</text:p>
          </table:table-cell>
          <table:table-cell office:value-type="float" office:value="-6.024" calcext:value-type="float">
            <text:p>-6.024</text:p>
          </table:table-cell>
          <table:table-cell office:value-type="float" office:value="-7.161" calcext:value-type="float">
            <text:p>-7.161</text:p>
          </table:table-cell>
          <table:table-cell/>
          <table:table-cell office:value-type="float" office:value="13.248" calcext:value-type="float">
            <text:p>13.248</text:p>
          </table:table-cell>
          <table:table-cell office:value-type="float" office:value="-6.191" calcext:value-type="float">
            <text:p>-6.191</text:p>
          </table:table-cell>
          <table:table-cell office:value-type="float" office:value="-7.143" calcext:value-type="float">
            <text:p>-7.14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1.295" calcext:value-type="float">
            <text:p>11.295</text:p>
          </table:table-cell>
          <table:table-cell office:value-type="float" office:value="-7.965" calcext:value-type="float">
            <text:p>-7.965</text:p>
          </table:table-cell>
          <table:table-cell office:value-type="float" office:value="-7.372" calcext:value-type="float">
            <text:p>-7.372</text:p>
          </table:table-cell>
          <table:table-cell/>
          <table:table-cell office:value-type="float" office:value="12.562" calcext:value-type="float">
            <text:p>12.562</text:p>
          </table:table-cell>
          <table:table-cell office:value-type="float" office:value="-9.081" calcext:value-type="float">
            <text:p>-9.081</text:p>
          </table:table-cell>
          <table:table-cell office:value-type="float" office:value="-9.5" calcext:value-type="float">
            <text:p>-9.5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9.635" calcext:value-type="float">
            <text:p>9.635</text:p>
          </table:table-cell>
          <table:table-cell office:value-type="float" office:value="-10.455" calcext:value-type="float">
            <text:p>-10.455</text:p>
          </table:table-cell>
          <table:table-cell office:value-type="float" office:value="-4.821" calcext:value-type="float">
            <text:p>-4.821</text:p>
          </table:table-cell>
          <table:table-cell/>
          <table:table-cell office:value-type="float" office:value="8.853" calcext:value-type="float">
            <text:p>8.853</text:p>
          </table:table-cell>
          <table:table-cell office:value-type="float" office:value="-9.692" calcext:value-type="float">
            <text:p>-9.692</text:p>
          </table:table-cell>
          <table:table-cell office:value-type="float" office:value="-8.788" calcext:value-type="float">
            <text:p>-8.788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5.862" calcext:value-type="float">
            <text:p>5.862</text:p>
          </table:table-cell>
          <table:table-cell office:value-type="float" office:value="-10.523" calcext:value-type="float">
            <text:p>-10.523</text:p>
          </table:table-cell>
          <table:table-cell office:value-type="float" office:value="-4.785" calcext:value-type="float">
            <text:p>-4.785</text:p>
          </table:table-cell>
          <table:table-cell/>
          <table:table-cell office:value-type="float" office:value="7.389" calcext:value-type="float">
            <text:p>7.389</text:p>
          </table:table-cell>
          <table:table-cell office:value-type="float" office:value="-6.204" calcext:value-type="float">
            <text:p>-6.204</text:p>
          </table:table-cell>
          <table:table-cell office:value-type="float" office:value="-9.244" calcext:value-type="float">
            <text:p>-9.24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4.952" calcext:value-type="float">
            <text:p>4.952</text:p>
          </table:table-cell>
          <table:table-cell office:value-type="float" office:value="-13.855" calcext:value-type="float">
            <text:p>-13.855</text:p>
          </table:table-cell>
          <table:table-cell office:value-type="float" office:value="-2.966" calcext:value-type="float">
            <text:p>-2.966</text:p>
          </table:table-cell>
          <table:table-cell/>
          <table:table-cell office:value-type="float" office:value="7.137" calcext:value-type="float">
            <text:p>7.137</text:p>
          </table:table-cell>
          <table:table-cell office:value-type="float" office:value="-5.929" calcext:value-type="float">
            <text:p>-5.929</text:p>
          </table:table-cell>
          <table:table-cell office:value-type="float" office:value="-5.412" calcext:value-type="float">
            <text:p>-5.41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7.267" calcext:value-type="float">
            <text:p>7.267</text:p>
          </table:table-cell>
          <table:table-cell office:value-type="float" office:value="-12.761" calcext:value-type="float">
            <text:p>-12.761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4.913" calcext:value-type="float">
            <text:p>4.913</text:p>
          </table:table-cell>
          <table:table-cell office:value-type="float" office:value="-9.026" calcext:value-type="float">
            <text:p>-9.026</text:p>
          </table:table-cell>
          <table:table-cell office:value-type="float" office:value="-5.001" calcext:value-type="float">
            <text:p>-5.001</text:p>
          </table:table-cell>
          <table:table-cell table:number-columns-repeated="2"/>
          <table:table-cell table:formula="of:=[.N41]-[.N40]" office:value-type="float" office:value="3.698" calcext:value-type="float">
            <text:p>3.698</text:p>
          </table:table-cell>
          <table:table-cell table:formula="of:=[.O41]-[.O40]" office:value-type="float" office:value="19.676" calcext:value-type="float">
            <text:p>19.676</text:p>
          </table:table-cell>
          <table:table-cell table:formula="of:=[.P41]-[.P40]" office:value-type="float" office:value="-23.085" calcext:value-type="float">
            <text:p>-23.085</text:p>
          </table:table-cell>
          <table:table-cell/>
          <table:table-cell table:formula="of:=SQRT([.S24]^2+[.T24]^2+[.U24]^2)" office:value-type="float" office:value="30.5571170924222" calcext:value-type="float">
            <text:p>30.55711709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6.643" calcext:value-type="float">
            <text:p>6.643</text:p>
          </table:table-cell>
          <table:table-cell office:value-type="float" office:value="-9.12" calcext:value-type="float">
            <text:p>-9.12</text:p>
          </table:table-cell>
          <table:table-cell office:value-type="float" office:value="0.252" calcext:value-type="float">
            <text:p>0.252</text:p>
          </table:table-cell>
          <table:table-cell/>
          <table:table-cell office:value-type="float" office:value="6.933" calcext:value-type="float">
            <text:p>6.933</text:p>
          </table:table-cell>
          <table:table-cell office:value-type="float" office:value="-10.432" calcext:value-type="float">
            <text:p>-10.432</text:p>
          </table:table-cell>
          <table:table-cell office:value-type="float" office:value="-2.084" calcext:value-type="float">
            <text:p>-2.08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.84" calcext:value-type="float">
            <text:p>2.84</text:p>
          </table:table-cell>
          <table:table-cell office:value-type="float" office:value="-9.717" calcext:value-type="float">
            <text:p>-9.717</text:p>
          </table:table-cell>
          <table:table-cell office:value-type="float" office:value="-0.123" calcext:value-type="float">
            <text:p>-0.123</text:p>
          </table:table-cell>
          <table:table-cell/>
          <table:table-cell office:value-type="float" office:value="6.672" calcext:value-type="float">
            <text:p>6.672</text:p>
          </table:table-cell>
          <table:table-cell office:value-type="float" office:value="-7.052" calcext:value-type="float">
            <text:p>-7.052</text:p>
          </table:table-cell>
          <table:table-cell office:value-type="float" office:value="-0.299" calcext:value-type="float">
            <text:p>-0.299</text:p>
          </table:table-cell>
          <table:table-cell table:number-columns-repeated="2"/>
          <table:table-cell table:formula="of:=[.S24]/[.W24]" office:value-type="float" office:value="0.121019269874679" calcext:value-type="float">
            <text:p>0.1210192699</text:p>
          </table:table-cell>
          <table:table-cell table:formula="of:=[.T24]/[.W24]" office:value-type="float" office:value="0.643908911318058" calcext:value-type="float">
            <text:p>0.6439089113</text:p>
          </table:table-cell>
          <table:table-cell table:formula="of:=[.U24]/[.W24]" office:value-type="float" office:value="-0.755470482708751" calcext:value-type="float">
            <text:p>-0.7554704827</text:p>
          </table:table-cell>
          <table:table-cell/>
          <table:table-cell table:formula="of:=SQRT([.S26]^2+[.T26]^2+[.U26]^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.398" calcext:value-type="float">
            <text:p>2.398</text:p>
          </table:table-cell>
          <table:table-cell office:value-type="float" office:value="-12.484" calcext:value-type="float">
            <text:p>-12.484</text:p>
          </table:table-cell>
          <table:table-cell office:value-type="float" office:value="2.484" calcext:value-type="float">
            <text:p>2.484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-7.024" calcext:value-type="float">
            <text:p>-7.024</text:p>
          </table:table-cell>
          <table:table-cell office:value-type="float" office:value="-0.839" calcext:value-type="float">
            <text:p>-0.83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4.695" calcext:value-type="float">
            <text:p>4.695</text:p>
          </table:table-cell>
          <table:table-cell office:value-type="float" office:value="-10.193" calcext:value-type="float">
            <text:p>-10.193</text:p>
          </table:table-cell>
          <table:table-cell office:value-type="float" office:value="4.769" calcext:value-type="float">
            <text:p>4.769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-10.581" calcext:value-type="float">
            <text:p>-10.581</text:p>
          </table:table-cell>
          <table:table-cell office:value-type="float" office:value="0.493" calcext:value-type="float">
            <text:p>0.493</text:p>
          </table:table-cell>
          <table:table-cell table:number-columns-repeated="2"/>
          <table:table-cell table:formula="of:=3.8*[.S26]" office:value-type="float" office:value="0.459873225523779" calcext:value-type="float">
            <text:p>0.4598732255</text:p>
          </table:table-cell>
          <table:table-cell table:formula="of:=3.8*[.T26]" office:value-type="float" office:value="2.44685386300862" calcext:value-type="float">
            <text:p>2.446853863</text:p>
          </table:table-cell>
          <table:table-cell table:formula="of:=3.8*[.U26]" office:value-type="float" office:value="-2.87078783429325" calcext:value-type="float">
            <text:p>-2.87078783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.642" calcext:value-type="float">
            <text:p>2.642</text:p>
          </table:table-cell>
          <table:table-cell office:value-type="float" office:value="-7.291" calcext:value-type="float">
            <text:p>-7.291</text:p>
          </table:table-cell>
          <table:table-cell office:value-type="float" office:value="4.195" calcext:value-type="float">
            <text:p>4.195</text:p>
          </table:table-cell>
          <table:table-cell/>
          <table:table-cell office:value-type="float" office:value="4.581" calcext:value-type="float">
            <text:p>4.581</text:p>
          </table:table-cell>
          <table:table-cell office:value-type="float" office:value="-9.741" calcext:value-type="float">
            <text:p>-9.741</text:p>
          </table:table-cell>
          <table:table-cell office:value-type="float" office:value="3.623" calcext:value-type="float">
            <text:p>3.62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-0.609" calcext:value-type="float">
            <text:p>-0.609</text:p>
          </table:table-cell>
          <table:table-cell office:value-type="float" office:value="-9.564" calcext:value-type="float">
            <text:p>-9.564</text:p>
          </table:table-cell>
          <table:table-cell office:value-type="float" office:value="5.39" calcext:value-type="float">
            <text:p>5.39</text:p>
          </table:table-cell>
          <table:table-cell/>
          <table:table-cell office:value-type="float" office:value="2.756" calcext:value-type="float">
            <text:p>2.756</text:p>
          </table:table-cell>
          <table:table-cell office:value-type="float" office:value="-6.462" calcext:value-type="float">
            <text:p>-6.462</text:p>
          </table:table-cell>
          <table:table-cell office:value-type="float" office:value="4.182" calcext:value-type="float">
            <text:p>4.18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.118" calcext:value-type="float">
            <text:p>1.118</text:p>
          </table:table-cell>
          <table:table-cell office:value-type="float" office:value="-10.778" calcext:value-type="float">
            <text:p>-10.778</text:p>
          </table:table-cell>
          <table:table-cell office:value-type="float" office:value="8.46" calcext:value-type="float">
            <text:p>8.46</text:p>
          </table:table-cell>
          <table:table-cell/>
          <table:table-cell office:value-type="float" office:value="-0.733" calcext:value-type="float">
            <text:p>-0.733</text:p>
          </table:table-cell>
          <table:table-cell office:value-type="float" office:value="-8.011" calcext:value-type="float">
            <text:p>-8.011</text:p>
          </table:table-cell>
          <table:table-cell office:value-type="float" office:value="4.144" calcext:value-type="float">
            <text:p>4.14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.247" calcext:value-type="float">
            <text:p>2.247</text:p>
          </table:table-cell>
          <table:table-cell office:value-type="float" office:value="-7.1" calcext:value-type="float">
            <text:p>-7.1</text:p>
          </table:table-cell>
          <table:table-cell office:value-type="float" office:value="9.473" calcext:value-type="float">
            <text:p>9.47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11.263" calcext:value-type="float">
            <text:p>-11.263</text:p>
          </table:table-cell>
          <table:table-cell office:value-type="float" office:value="5.901" calcext:value-type="float">
            <text:p>5.901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-1.303" calcext:value-type="float">
            <text:p>-1.303</text:p>
          </table:table-cell>
          <table:table-cell office:value-type="float" office:value="-6.207" calcext:value-type="float">
            <text:p>-6.207</text:p>
          </table:table-cell>
          <table:table-cell office:value-type="float" office:value="8.882" calcext:value-type="float">
            <text:p>8.882</text:p>
          </table:table-cell>
          <table:table-cell/>
          <table:table-cell office:value-type="float" office:value="1.679" calcext:value-type="float">
            <text:p>1.679</text:p>
          </table:table-cell>
          <table:table-cell office:value-type="float" office:value="-9.39" calcext:value-type="float">
            <text:p>-9.39</text:p>
          </table:table-cell>
          <table:table-cell office:value-type="float" office:value="8.789" calcext:value-type="float">
            <text:p>8.78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-2.738" calcext:value-type="float">
            <text:p>-2.738</text:p>
          </table:table-cell>
          <table:table-cell office:value-type="float" office:value="-9.074" calcext:value-type="float">
            <text:p>-9.074</text:p>
          </table:table-cell>
          <table:table-cell office:value-type="float" office:value="11.232" calcext:value-type="float">
            <text:p>11.232</text:p>
          </table:table-cell>
          <table:table-cell/>
          <table:table-cell office:value-type="float" office:value="-1.106" calcext:value-type="float">
            <text:p>-1.106</text:p>
          </table:table-cell>
          <table:table-cell office:value-type="float" office:value="-6.798" calcext:value-type="float">
            <text:p>-6.798</text:p>
          </table:table-cell>
          <table:table-cell office:value-type="float" office:value="8.805" calcext:value-type="float">
            <text:p>8.805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.005" calcext:value-type="float">
            <text:p>0.005</text:p>
          </table:table-cell>
          <table:table-cell office:value-type="float" office:value="-8.058" calcext:value-type="float">
            <text:p>-8.058</text:p>
          </table:table-cell>
          <table:table-cell office:value-type="float" office:value="13.795" calcext:value-type="float">
            <text:p>13.795</text:p>
          </table:table-cell>
          <table:table-cell/>
          <table:table-cell office:value-type="float" office:value="-3.767" calcext:value-type="float">
            <text:p>-3.767</text:p>
          </table:table-cell>
          <table:table-cell office:value-type="float" office:value="-9.525" calcext:value-type="float">
            <text:p>-9.525</text:p>
          </table:table-cell>
          <table:table-cell office:value-type="float" office:value="9.234" calcext:value-type="float">
            <text:p>9.23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-0.984" calcext:value-type="float">
            <text:p>-0.984</text:p>
          </table:table-cell>
          <table:table-cell office:value-type="float" office:value="-4.549" calcext:value-type="float">
            <text:p>-4.549</text:p>
          </table:table-cell>
          <table:table-cell office:value-type="float" office:value="14.054" calcext:value-type="float">
            <text:p>14.054</text:p>
          </table:table-cell>
          <table:table-cell/>
          <table:table-cell office:value-type="float" office:value="-1.662" calcext:value-type="float">
            <text:p>-1.662</text:p>
          </table:table-cell>
          <table:table-cell office:value-type="float" office:value="-11.419" calcext:value-type="float">
            <text:p>-11.419</text:p>
          </table:table-cell>
          <table:table-cell office:value-type="float" office:value="11.816" calcext:value-type="float">
            <text:p>11.816</text:p>
          </table:table-cell>
          <table:table-cell table:number-columns-repeated="6"/>
          <table:table-cell table:formula="of:=[.N40]-[.S41]" office:value-type="float" office:value="-0.459873225500001" calcext:value-type="float">
            <text:p>-0.4598732255</text:p>
          </table:table-cell>
          <table:table-cell table:formula="of:=[.O40]-[.T41]" office:value-type="float" office:value="-2.446853863" calcext:value-type="float">
            <text:p>-2.446853863</text:p>
          </table:table-cell>
          <table:table-cell table:formula="of:=[.P40]-[.U41]" office:value-type="float" office:value="2.8707878343" calcext:value-type="float">
            <text:p>2.8707878343</text:p>
          </table:table-cell>
          <table:table-cell/>
          <table:table-cell table:formula="of:=SQRT([.W36]^2+[.X36]^2+[.Y36]^2)" office:value-type="float" office:value="3.79999999999667" calcext:value-type="float">
            <text:p>3.8</text:p>
          </table:table-cell>
        </table:table-row>
        <table:table-row table:style-name="ro1">
          <table:table-cell table:number-columns-repeated="9"/>
          <table:table-cell office:value-type="float" office:value="-4.828" calcext:value-type="float">
            <text:p>-4.828</text:p>
          </table:table-cell>
          <table:table-cell office:value-type="float" office:value="-5.729" calcext:value-type="float">
            <text:p>-5.729</text:p>
          </table:table-cell>
          <table:table-cell office:value-type="float" office:value="13.884" calcext:value-type="float">
            <text:p>13.884</text:p>
          </table:table-cell>
          <table:table-cell/>
          <table:table-cell office:value-type="float" office:value="-1.453" calcext:value-type="float">
            <text:p>-1.453</text:p>
          </table:table-cell>
          <table:table-cell office:value-type="float" office:value="-8.222" calcext:value-type="float">
            <text:p>-8.222</text:p>
          </table:table-cell>
          <table:table-cell office:value-type="float" office:value="13.914" calcext:value-type="float">
            <text:p>13.914</text:p>
          </table:table-cell>
          <table:table-cell table:number-columns-repeated="10"/>
          <table:table-cell table:formula="of:=SQRT([.W37]^2+[.X37]^2+[.Y37]^2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-5.964" calcext:value-type="float">
            <text:p>-5.964</text:p>
          </table:table-cell>
          <table:table-cell office:value-type="float" office:value="-9.504" calcext:value-type="float">
            <text:p>-9.504</text:p>
          </table:table-cell>
          <table:table-cell office:value-type="float" office:value="14.08" calcext:value-type="float">
            <text:p>14.08</text:p>
          </table:table-cell>
          <table:table-cell/>
          <table:table-cell office:value-type="float" office:value="-5.115" calcext:value-type="float">
            <text:p>-5.115</text:p>
          </table:table-cell>
          <table:table-cell office:value-type="float" office:value="-7.167" calcext:value-type="float">
            <text:p>-7.167</text:p>
          </table:table-cell>
          <table:table-cell office:value-type="float" office:value="13.394" calcext:value-type="float">
            <text:p>13.394</text:p>
          </table:table-cell>
          <table:table-cell table:number-columns-repeated="6"/>
          <table:table-cell table:formula="of:=[.S41]-[.N41]" office:value-type="float" office:value="-3.2381267745" calcext:value-type="float">
            <text:p>-3.2381267745</text:p>
          </table:table-cell>
          <table:table-cell table:formula="of:=[.T41]-[.O41]" office:value-type="float" office:value="-17.229146137" calcext:value-type="float">
            <text:p>-17.229146137</text:p>
          </table:table-cell>
          <table:table-cell table:formula="of:=[.U41]-[.P41]" office:value-type="float" office:value="20.2142121657" calcext:value-type="float">
            <text:p>20.214212165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-9.637" calcext:value-type="float">
            <text:p>-9.637</text:p>
          </table:table-cell>
          <table:table-cell office:value-type="float" office:value="-9.058" calcext:value-type="float">
            <text:p>-9.058</text:p>
          </table:table-cell>
          <table:table-cell office:value-type="float" office:value="13.632" calcext:value-type="float">
            <text:p>13.632</text:p>
          </table:table-cell>
          <table:table-cell/>
          <table:table-cell office:value-type="float" office:value="-7.117" calcext:value-type="float">
            <text:p>-7.117</text:p>
          </table:table-cell>
          <table:table-cell office:value-type="float" office:value="-10.395" calcext:value-type="float">
            <text:p>-10.395</text:p>
          </table:table-cell>
          <table:table-cell office:value-type="float" office:value="13.168" calcext:value-type="float">
            <text:p>13.168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-8.866" calcext:value-type="float">
            <text:p>-8.866</text:p>
          </table:table-cell>
          <table:table-cell office:value-type="float" office:value="-7.805" calcext:value-type="float">
            <text:p>-7.805</text:p>
          </table:table-cell>
          <table:table-cell office:value-type="float" office:value="10.092" calcext:value-type="float">
            <text:p>10.092</text:p>
          </table:table-cell>
          <table:table-cell/>
          <table:table-cell office:value-type="float" office:value="-10.28" calcext:value-type="float">
            <text:p>-10.28</text:p>
          </table:table-cell>
          <table:table-cell office:value-type="float" office:value="-8.314" calcext:value-type="float">
            <text:p>-8.314</text:p>
          </table:table-cell>
          <table:table-cell office:value-type="float" office:value="12.944" calcext:value-type="float">
            <text:p>12.94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-8.757" calcext:value-type="float">
            <text:p>-8.757</text:p>
          </table:table-cell>
          <table:table-cell office:value-type="float" office:value="-11.396" calcext:value-type="float">
            <text:p>-11.396</text:p>
          </table:table-cell>
          <table:table-cell office:value-type="float" office:value="9.022" calcext:value-type="float">
            <text:p>9.022</text:p>
          </table:table-cell>
          <table:table-cell/>
          <table:table-cell office:value-type="float" office:value="-6.582" calcext:value-type="float">
            <text:p>-6.582</text:p>
          </table:table-cell>
          <table:table-cell office:value-type="float" office:value="11.362" calcext:value-type="float">
            <text:p>11.362</text:p>
          </table:table-cell>
          <table:table-cell office:value-type="float" office:value="-10.141" calcext:value-type="float">
            <text:p>-10.141</text:p>
          </table:table-cell>
          <table:table-cell table:number-columns-repeated="2"/>
          <table:table-cell table:formula="of:=[.N40]+0.4598732255" office:value-type="float" office:value="-9.8201267745" calcext:value-type="float">
            <text:p>-9.8201267745</text:p>
          </table:table-cell>
          <table:table-cell table:formula="of:=[.O40]+2.446853863" office:value-type="float" office:value="-5.867146137" calcext:value-type="float">
            <text:p>-5.867146137</text:p>
          </table:table-cell>
          <table:table-cell table:formula="of:=[.P40]+-2.8707878343" office:value-type="float" office:value="10.0732121657" calcext:value-type="float">
            <text:p>10.0732121657</text:p>
          </table:table-cell>
          <table:table-cell/>
          <table:table-cell table:formula="of:=[.S42]-[.S41]" office:value-type="float" office:value="1.128" calcext:value-type="float">
            <text:p>1.128</text:p>
          </table:table-cell>
          <table:table-cell table:formula="of:=[.T42]-[.T41]" office:value-type="float" office:value="-3.6" calcext:value-type="float">
            <text:p>-3.6</text:p>
          </table:table-cell>
          <table:table-cell table:formula="of:=[.U42]-[.U41]" office:value-type="float" office:value="-0.531000000000001" calcext:value-type="float">
            <text:p>-0.531</text:p>
          </table:table-cell>
          <table:table-cell/>
          <table:table-cell table:formula="of:=SQRT([.W41]^2+[.X41]^2+[.Y41]^2)" office:value-type="float" office:value="3.80976967807766" calcext:value-type="float">
            <text:p>3.8097696781</text:p>
          </table:table-cell>
        </table:table-row>
        <table:table-row table:style-name="ro1">
          <table:table-cell table:number-columns-repeated="9"/>
          <table:table-cell office:value-type="float" office:value="-12.547" calcext:value-type="float">
            <text:p>-12.547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8.586" calcext:value-type="float">
            <text:p>8.586</text:p>
          </table:table-cell>
          <table:table-cell/>
          <table:table-cell office:value-type="float" office:value="-5.454" calcext:value-type="float">
            <text:p>-5.454</text:p>
          </table:table-cell>
          <table:table-cell office:value-type="float" office:value="7.762" calcext:value-type="float">
            <text:p>7.762</text:p>
          </table:table-cell>
          <table:table-cell office:value-type="float" office:value="-10.672" calcext:value-type="float">
            <text:p>-10.672</text:p>
          </table:table-cell>
          <table:table-cell table:number-columns-repeated="2"/>
          <table:table-cell table:formula="of:=[.N42]+-3.2381267745" office:value-type="float" office:value="-8.6921267745" calcext:value-type="float">
            <text:p>-8.6921267745</text:p>
          </table:table-cell>
          <table:table-cell table:formula="of:=[.O42]+-17.229146137" office:value-type="float" office:value="-9.467146137" calcext:value-type="float">
            <text:p>-9.467146137</text:p>
          </table:table-cell>
          <table:table-cell table:formula="of:=[.P42]+20.2142121657" office:value-type="float" office:value="9.5422121657" calcext:value-type="float">
            <text:p>9.5422121657</text:p>
          </table:table-cell>
          <table:table-cell/>
          <table:table-cell table:formula="of:=[.S43]-[.S42]" office:value-type="float" office:value="-0.0709999999999997" calcext:value-type="float">
            <text:p>-0.071</text:p>
          </table:table-cell>
          <table:table-cell table:formula="of:=[.T43]-[.T42]" office:value-type="float" office:value="-0.782" calcext:value-type="float">
            <text:p>-0.782</text:p>
          </table:table-cell>
          <table:table-cell table:formula="of:=[.U43]-[.U42]" office:value-type="float" office:value="3.725" calcext:value-type="float">
            <text:p>3.725</text:p>
          </table:table-cell>
          <table:table-cell/>
          <table:table-cell table:formula="of:=SQRT([.W42]^2+[.X42]^2+[.Y42]^2)" office:value-type="float" office:value="3.8068609115648" calcext:value-type="float">
            <text:p>3.8068609116</text:p>
          </table:table-cell>
        </table:table-row>
        <table:table-row table:style-name="ro1">
          <table:table-cell table:number-columns-repeated="9"/>
          <table:table-cell office:value-type="float" office:value="-12.608" calcext:value-type="float">
            <text:p>-12.608</text:p>
          </table:table-cell>
          <table:table-cell office:value-type="float" office:value="-9.417" calcext:value-type="float">
            <text:p>-9.417</text:p>
          </table:table-cell>
          <table:table-cell office:value-type="float" office:value="5.891" calcext:value-type="float">
            <text:p>5.891</text:p>
          </table:table-cell>
          <table:table-cell/>
          <table:table-cell office:value-type="float" office:value="-5.525" calcext:value-type="float">
            <text:p>-5.525</text:p>
          </table:table-cell>
          <table:table-cell office:value-type="float" office:value="6.98" calcext:value-type="float">
            <text:p>6.98</text:p>
          </table:table-cell>
          <table:table-cell office:value-type="float" office:value="-6.947" calcext:value-type="float">
            <text:p>-6.947</text:p>
          </table:table-cell>
          <table:table-cell table:number-columns-repeated="2"/>
          <table:table-cell table:formula="of:=[.N43]+-3.2381267745" office:value-type="float" office:value="-8.7631267745" calcext:value-type="float">
            <text:p>-8.7631267745</text:p>
          </table:table-cell>
          <table:table-cell table:formula="of:=[.O43]+-17.229146137" office:value-type="float" office:value="-10.249146137" calcext:value-type="float">
            <text:p>-10.249146137</text:p>
          </table:table-cell>
          <table:table-cell table:formula="of:=[.P43]+20.2142121657" office:value-type="float" office:value="13.2672121657" calcext:value-type="float">
            <text:p>13.2672121657</text:p>
          </table:table-cell>
          <table:table-cell/>
          <table:table-cell table:formula="of:=[.S44]-[.S43]" office:value-type="float" office:value="-3.42" calcext:value-type="float">
            <text:p>-3.42</text:p>
          </table:table-cell>
          <table:table-cell table:formula="of:=[.T44]-[.T43]" office:value-type="float" office:value="1.665" calcext:value-type="float">
            <text:p>1.665</text:p>
          </table:table-cell>
          <table:table-cell table:formula="of:=[.U44]-[.U43]" office:value-type="float" office:value="0.332999999999998" calcext:value-type="float">
            <text:p>0.333</text:p>
          </table:table-cell>
          <table:table-cell/>
          <table:table-cell table:formula="of:=SQRT([.W43]^2+[.X43]^2+[.Y43]^2)" office:value-type="float" office:value="3.81831297826671" calcext:value-type="float">
            <text:p>3.8183129783</text:p>
          </table:table-cell>
        </table:table-row>
        <table:table-row table:style-name="ro1">
          <table:table-cell table:number-columns-repeated="9"/>
          <table:table-cell office:value-type="float" office:value="-10.704" calcext:value-type="float">
            <text:p>-10.704</text:p>
          </table:table-cell>
          <table:table-cell office:value-type="float" office:value="-11.166" calcext:value-type="float">
            <text:p>-11.166</text:p>
          </table:table-cell>
          <table:table-cell office:value-type="float" office:value="3.271" calcext:value-type="float">
            <text:p>3.271</text:p>
          </table:table-cell>
          <table:table-cell/>
          <table:table-cell office:value-type="float" office:value="-8.945" calcext:value-type="float">
            <text:p>-8.945</text:p>
          </table:table-cell>
          <table:table-cell office:value-type="float" office:value="8.645" calcext:value-type="float">
            <text:p>8.645</text:p>
          </table:table-cell>
          <table:table-cell office:value-type="float" office:value="-6.614" calcext:value-type="float">
            <text:p>-6.614</text:p>
          </table:table-cell>
          <table:table-cell table:number-columns-repeated="2"/>
          <table:table-cell table:formula="of:=[.N44]+-3.2381267745" office:value-type="float" office:value="-12.1831267745" calcext:value-type="float">
            <text:p>-12.1831267745</text:p>
          </table:table-cell>
          <table:table-cell table:formula="of:=[.O44]+-17.229146137" office:value-type="float" office:value="-8.584146137" calcext:value-type="float">
            <text:p>-8.584146137</text:p>
          </table:table-cell>
          <table:table-cell table:formula="of:=[.P44]+20.2142121657" office:value-type="float" office:value="13.6002121657" calcext:value-type="float">
            <text:p>13.6002121657</text:p>
          </table:table-cell>
          <table:table-cell/>
          <table:table-cell table:formula="of:=[.S45]-[.S44]" office:value-type="float" office:value="-1.306" calcext:value-type="float">
            <text:p>-1.306</text:p>
          </table:table-cell>
          <table:table-cell table:formula="of:=[.T45]-[.T44]" office:value-type="float" office:value="-2.331" calcext:value-type="float">
            <text:p>-2.331</text:p>
          </table:table-cell>
          <table:table-cell table:formula="of:=[.U45]-[.U44]" office:value-type="float" office:value="-2.711" calcext:value-type="float">
            <text:p>-2.711</text:p>
          </table:table-cell>
          <table:table-cell/>
          <table:table-cell table:formula="of:=SQRT([.W44]^2+[.X44]^2+[.Y44]^2)" office:value-type="float" office:value="3.80640486548659" calcext:value-type="float">
            <text:p>3.8064048655</text:p>
          </table:table-cell>
        </table:table-row>
        <table:table-row table:style-name="ro1">
          <table:table-cell table:number-columns-repeated="9"/>
          <table:table-cell office:value-type="float" office:value="-12.591" calcext:value-type="float">
            <text:p>-12.591</text:p>
          </table:table-cell>
          <table:table-cell office:value-type="float" office:value="-14.184" calcext:value-type="float">
            <text:p>-14.184</text:p>
          </table:table-cell>
          <table:table-cell office:value-type="float" office:value="1.322" calcext:value-type="float">
            <text:p>1.322</text:p>
          </table:table-cell>
          <table:table-cell/>
          <table:table-cell office:value-type="float" office:value="-10.251" calcext:value-type="float">
            <text:p>-10.251</text:p>
          </table:table-cell>
          <table:table-cell office:value-type="float" office:value="6.314" calcext:value-type="float">
            <text:p>6.314</text:p>
          </table:table-cell>
          <table:table-cell office:value-type="float" office:value="-9.325" calcext:value-type="float">
            <text:p>-9.325</text:p>
          </table:table-cell>
          <table:table-cell table:number-columns-repeated="2"/>
          <table:table-cell table:formula="of:=[.N45]+-3.2381267745" office:value-type="float" office:value="-13.4891267745" calcext:value-type="float">
            <text:p>-13.4891267745</text:p>
          </table:table-cell>
          <table:table-cell table:formula="of:=[.O45]+-17.229146137" office:value-type="float" office:value="-10.915146137" calcext:value-type="float">
            <text:p>-10.915146137</text:p>
          </table:table-cell>
          <table:table-cell table:formula="of:=[.P45]+20.2142121657" office:value-type="float" office:value="10.8892121657" calcext:value-type="float">
            <text:p>10.8892121657</text:p>
          </table:table-cell>
          <table:table-cell/>
          <table:table-cell table:formula="of:=[.S46]-[.S45]" office:value-type="float" office:value="1.371" calcext:value-type="float">
            <text:p>1.371</text:p>
          </table:table-cell>
          <table:table-cell table:formula="of:=[.T46]-[.T45]" office:value-type="float" office:value="-3.043" calcext:value-type="float">
            <text:p>-3.043</text:p>
          </table:table-cell>
          <table:table-cell table:formula="of:=[.U46]-[.U45]" office:value-type="float" office:value="1.86" calcext:value-type="float">
            <text:p>1.86</text:p>
          </table:table-cell>
          <table:table-cell/>
          <table:table-cell table:formula="of:=SQRT([.W45]^2+[.X45]^2+[.Y45]^2)" office:value-type="float" office:value="3.8208755541106" calcext:value-type="float">
            <text:p>3.8208755541</text:p>
          </table:table-cell>
        </table:table-row>
        <table:table-row table:style-name="ro1">
          <table:table-cell table:number-columns-repeated="9"/>
          <table:table-cell office:value-type="float" office:value="-9.433" calcext:value-type="float">
            <text:p>-9.433</text:p>
          </table:table-cell>
          <table:table-cell office:value-type="float" office:value="-15.852" calcext:value-type="float">
            <text:p>-15.852</text:p>
          </table:table-cell>
          <table:table-cell office:value-type="float" office:value="0.862" calcext:value-type="float">
            <text:p>0.862</text:p>
          </table:table-cell>
          <table:table-cell/>
          <table:table-cell office:value-type="float" office:value="-8.88" calcext:value-type="float">
            <text:p>-8.88</text:p>
          </table:table-cell>
          <table:table-cell office:value-type="float" office:value="3.271" calcext:value-type="float">
            <text:p>3.271</text:p>
          </table:table-cell>
          <table:table-cell office:value-type="float" office:value="-7.465" calcext:value-type="float">
            <text:p>-7.465</text:p>
          </table:table-cell>
          <table:table-cell table:number-columns-repeated="2"/>
          <table:table-cell table:formula="of:=[.N46]+-3.2381267745" office:value-type="float" office:value="-12.1181267745" calcext:value-type="float">
            <text:p>-12.1181267745</text:p>
          </table:table-cell>
          <table:table-cell table:formula="of:=[.O46]+-17.229146137" office:value-type="float" office:value="-13.958146137" calcext:value-type="float">
            <text:p>-13.958146137</text:p>
          </table:table-cell>
          <table:table-cell table:formula="of:=[.P46]+20.2142121657" office:value-type="float" office:value="12.7492121657" calcext:value-type="float">
            <text:p>12.7492121657</text:p>
          </table:table-cell>
          <table:table-cell/>
          <table:table-cell table:formula="of:=[.S47]-[.S46]" office:value-type="float" office:value="-1.679" calcext:value-type="float">
            <text:p>-1.679</text:p>
          </table:table-cell>
          <table:table-cell table:formula="of:=[.T47]-[.T46]" office:value-type="float" office:value="1.339" calcext:value-type="float">
            <text:p>1.339</text:p>
          </table:table-cell>
          <table:table-cell table:formula="of:=[.U47]-[.U46]" office:value-type="float" office:value="3.154" calcext:value-type="float">
            <text:p>3.154</text:p>
          </table:table-cell>
          <table:table-cell/>
          <table:table-cell table:formula="of:=SQRT([.W46]^2+[.X46]^2+[.Y46]^2)" office:value-type="float" office:value="3.81571461196982" calcext:value-type="float">
            <text:p>3.815714612</text:p>
          </table:table-cell>
        </table:table-row>
        <table:table-row table:style-name="ro1">
          <table:table-cell table:number-columns-repeated="9"/>
          <table:table-cell office:value-type="float" office:value="-8.533" calcext:value-type="float">
            <text:p>-8.533</text:p>
          </table:table-cell>
          <table:table-cell office:value-type="float" office:value="-15.598" calcext:value-type="float">
            <text:p>-15.598</text:p>
          </table:table-cell>
          <table:table-cell office:value-type="float" office:value="4.619" calcext:value-type="float">
            <text:p>4.619</text:p>
          </table:table-cell>
          <table:table-cell/>
          <table:table-cell office:value-type="float" office:value="-10.559" calcext:value-type="float">
            <text:p>-10.559</text:p>
          </table:table-cell>
          <table:table-cell office:value-type="float" office:value="4.61" calcext:value-type="float">
            <text:p>4.61</text:p>
          </table:table-cell>
          <table:table-cell office:value-type="float" office:value="-4.311" calcext:value-type="float">
            <text:p>-4.311</text:p>
          </table:table-cell>
          <table:table-cell table:number-columns-repeated="2"/>
          <table:table-cell table:formula="of:=[.N47]+-3.2381267745" office:value-type="float" office:value="-13.7971267745" calcext:value-type="float">
            <text:p>-13.7971267745</text:p>
          </table:table-cell>
          <table:table-cell table:formula="of:=[.O47]+-17.229146137" office:value-type="float" office:value="-12.619146137" calcext:value-type="float">
            <text:p>-12.619146137</text:p>
          </table:table-cell>
          <table:table-cell table:formula="of:=[.P47]+20.2142121657" office:value-type="float" office:value="15.9032121657" calcext:value-type="float">
            <text:p>15.9032121657</text:p>
          </table:table-cell>
          <table:table-cell/>
          <table:table-cell table:formula="of:=[.S48]-[.S47]" office:value-type="float" office:value="-3.377" calcext:value-type="float">
            <text:p>-3.377</text:p>
          </table:table-cell>
          <table:table-cell table:formula="of:=[.T48]-[.T47]" office:value-type="float" office:value="0.295999999999999" calcext:value-type="float">
            <text:p>0.296</text:p>
          </table:table-cell>
          <table:table-cell table:formula="of:=[.U48]-[.U47]" office:value-type="float" office:value="-1.791" calcext:value-type="float">
            <text:p>-1.791</text:p>
          </table:table-cell>
          <table:table-cell/>
          <table:table-cell table:formula="of:=SQRT([.W47]^2+[.X47]^2+[.Y47]^2)" office:value-type="float" office:value="3.83398304638923" calcext:value-type="float">
            <text:p>3.8339830464</text:p>
          </table:table-cell>
        </table:table-row>
        <table:table-row table:style-name="ro1">
          <table:table-cell table:number-columns-repeated="9"/>
          <table:table-cell office:value-type="float" office:value="-12.082" calcext:value-type="float">
            <text:p>-12.082</text:p>
          </table:table-cell>
          <table:table-cell office:value-type="float" office:value="-16.647" calcext:value-type="float">
            <text:p>-16.647</text:p>
          </table:table-cell>
          <table:table-cell office:value-type="float" office:value="6.033" calcext:value-type="float">
            <text:p>6.033</text:p>
          </table:table-cell>
          <table:table-cell/>
          <table:table-cell office:value-type="float" office:value="-13.936" calcext:value-type="float">
            <text:p>-13.936</text:p>
          </table:table-cell>
          <table:table-cell office:value-type="float" office:value="4.906" calcext:value-type="float">
            <text:p>4.906</text:p>
          </table:table-cell>
          <table:table-cell office:value-type="float" office:value="-6.102" calcext:value-type="float">
            <text:p>-6.102</text:p>
          </table:table-cell>
          <table:table-cell table:number-columns-repeated="2"/>
          <table:table-cell table:formula="of:=[.N48]+-3.2381267745" office:value-type="float" office:value="-17.1741267745" calcext:value-type="float">
            <text:p>-17.1741267745</text:p>
          </table:table-cell>
          <table:table-cell table:formula="of:=[.O48]+-17.229146137" office:value-type="float" office:value="-12.323146137" calcext:value-type="float">
            <text:p>-12.323146137</text:p>
          </table:table-cell>
          <table:table-cell table:formula="of:=[.P48]+20.2142121657" office:value-type="float" office:value="14.1122121657" calcext:value-type="float">
            <text:p>14.1122121657</text:p>
          </table:table-cell>
          <table:table-cell/>
          <table:table-cell table:formula="of:=[.S49]-[.S48]" office:value-type="float" office:value="0.323999999999998" calcext:value-type="float">
            <text:p>0.324</text:p>
          </table:table-cell>
          <table:table-cell table:formula="of:=[.T49]-[.T48]" office:value-type="float" office:value="-3.669" calcext:value-type="float">
            <text:p>-3.669</text:p>
          </table:table-cell>
          <table:table-cell table:formula="of:=[.U49]-[.U48]" office:value-type="float" office:value="-0.957999999999998" calcext:value-type="float">
            <text:p>-0.958</text:p>
          </table:table-cell>
          <table:table-cell/>
          <table:table-cell table:formula="of:=SQRT([.W48]^2+[.X48]^2+[.Y48]^2)" office:value-type="float" office:value="3.80582461498162" calcext:value-type="float">
            <text:p>3.805824615</text:p>
          </table:table-cell>
        </table:table-row>
        <table:table-row table:style-name="ro1">
          <table:table-cell table:number-columns-repeated="9"/>
          <table:table-cell office:value-type="float" office:value="-12.297" calcext:value-type="float">
            <text:p>-12.297</text:p>
          </table:table-cell>
          <table:table-cell office:value-type="float" office:value="-20.237" calcext:value-type="float">
            <text:p>-20.237</text:p>
          </table:table-cell>
          <table:table-cell office:value-type="float" office:value="7.267" calcext:value-type="float">
            <text:p>7.267</text:p>
          </table:table-cell>
          <table:table-cell/>
          <table:table-cell office:value-type="float" office:value="-13.612" calcext:value-type="float">
            <text:p>-13.612</text:p>
          </table:table-cell>
          <table:table-cell office:value-type="float" office:value="1.237" calcext:value-type="float">
            <text:p>1.237</text:p>
          </table:table-cell>
          <table:table-cell office:value-type="float" office:value="-7.06" calcext:value-type="float">
            <text:p>-7.06</text:p>
          </table:table-cell>
          <table:table-cell table:number-columns-repeated="2"/>
          <table:table-cell table:formula="of:=[.N49]+-3.2381267745" office:value-type="float" office:value="-16.8501267745" calcext:value-type="float">
            <text:p>-16.8501267745</text:p>
          </table:table-cell>
          <table:table-cell table:formula="of:=[.O49]+-17.229146137" office:value-type="float" office:value="-15.992146137" calcext:value-type="float">
            <text:p>-15.992146137</text:p>
          </table:table-cell>
          <table:table-cell table:formula="of:=[.P49]+20.2142121657" office:value-type="float" office:value="13.1542121657" calcext:value-type="float">
            <text:p>13.1542121657</text:p>
          </table:table-cell>
          <table:table-cell/>
          <table:table-cell table:formula="of:=[.S50]-[.S49]" office:value-type="float" office:value="0.403000000000002" calcext:value-type="float">
            <text:p>0.403</text:p>
          </table:table-cell>
          <table:table-cell table:formula="of:=[.T50]-[.T49]" office:value-type="float" office:value="-0.888" calcext:value-type="float">
            <text:p>-0.888</text:p>
          </table:table-cell>
          <table:table-cell table:formula="of:=[.U50]-[.U49]" office:value-type="float" office:value="3.701" calcext:value-type="float">
            <text:p>3.701</text:p>
          </table:table-cell>
          <table:table-cell/>
          <table:table-cell table:formula="of:=SQRT([.W49]^2+[.X49]^2+[.Y49]^2)" office:value-type="float" office:value="3.82731681468885" calcext:value-type="float">
            <text:p>3.8273168147</text:p>
          </table:table-cell>
        </table:table-row>
        <table:table-row table:style-name="ro1">
          <table:table-cell table:number-columns-repeated="9"/>
          <table:table-cell office:value-type="float" office:value="-8.574" calcext:value-type="float">
            <text:p>-8.574</text:p>
          </table:table-cell>
          <table:table-cell office:value-type="float" office:value="-20.512" calcext:value-type="float">
            <text:p>-20.512</text:p>
          </table:table-cell>
          <table:table-cell office:value-type="float" office:value="7.171" calcext:value-type="float">
            <text:p>7.171</text:p>
          </table:table-cell>
          <table:table-cell/>
          <table:table-cell office:value-type="float" office:value="-13.209" calcext:value-type="float">
            <text:p>-13.209</text:p>
          </table:table-cell>
          <table:table-cell office:value-type="float" office:value="0.349" calcext:value-type="float">
            <text:p>0.349</text:p>
          </table:table-cell>
          <table:table-cell office:value-type="float" office:value="-3.359" calcext:value-type="float">
            <text:p>-3.359</text:p>
          </table:table-cell>
          <table:table-cell table:number-columns-repeated="2"/>
          <table:table-cell table:formula="of:=[.N50]+-3.2381267745" office:value-type="float" office:value="-16.4471267745" calcext:value-type="float">
            <text:p>-16.4471267745</text:p>
          </table:table-cell>
          <table:table-cell table:formula="of:=[.O50]+-17.229146137" office:value-type="float" office:value="-16.880146137" calcext:value-type="float">
            <text:p>-16.880146137</text:p>
          </table:table-cell>
          <table:table-cell table:formula="of:=[.P50]+20.2142121657" office:value-type="float" office:value="16.8552121657" calcext:value-type="float">
            <text:p>16.8552121657</text:p>
          </table:table-cell>
          <table:table-cell/>
          <table:table-cell table:formula="of:=[.S51]-[.S50]" office:value-type="float" office:value="-3.576" calcext:value-type="float">
            <text:p>-3.576</text:p>
          </table:table-cell>
          <table:table-cell table:formula="of:=[.T51]-[.T50]" office:value-type="float" office:value="1.144" calcext:value-type="float">
            <text:p>1.144</text:p>
          </table:table-cell>
          <table:table-cell table:formula="of:=[.U51]-[.U50]" office:value-type="float" office:value="0.555999999999997" calcext:value-type="float">
            <text:p>0.556</text:p>
          </table:table-cell>
          <table:table-cell/>
          <table:table-cell table:formula="of:=SQRT([.W50]^2+[.X50]^2+[.Y50]^2)" office:value-type="float" office:value="3.79547730858716" calcext:value-type="float">
            <text:p>3.7954773086</text:p>
          </table:table-cell>
        </table:table-row>
        <table:table-row table:style-name="ro1">
          <table:table-cell table:number-columns-repeated="9"/>
          <table:table-cell office:value-type="float" office:value="-6.668" calcext:value-type="float">
            <text:p>-6.668</text:p>
          </table:table-cell>
          <table:table-cell office:value-type="float" office:value="-20.375" calcext:value-type="float">
            <text:p>-20.375</text:p>
          </table:table-cell>
          <table:table-cell office:value-type="float" office:value="10.494" calcext:value-type="float">
            <text:p>10.494</text:p>
          </table:table-cell>
          <table:table-cell/>
          <table:table-cell office:value-type="float" office:value="-16.785" calcext:value-type="float">
            <text:p>-16.785</text:p>
          </table:table-cell>
          <table:table-cell office:value-type="float" office:value="1.493" calcext:value-type="float">
            <text:p>1.493</text:p>
          </table:table-cell>
          <table:table-cell office:value-type="float" office:value="-2.803" calcext:value-type="float">
            <text:p>-2.803</text:p>
          </table:table-cell>
          <table:table-cell table:number-columns-repeated="2"/>
          <table:table-cell table:formula="of:=[.N51]+-3.2381267745" office:value-type="float" office:value="-20.0231267745" calcext:value-type="float">
            <text:p>-20.0231267745</text:p>
          </table:table-cell>
          <table:table-cell table:formula="of:=[.O51]+-17.229146137" office:value-type="float" office:value="-15.736146137" calcext:value-type="float">
            <text:p>-15.736146137</text:p>
          </table:table-cell>
          <table:table-cell table:formula="of:=[.P51]+20.2142121657" office:value-type="float" office:value="17.4112121657" calcext:value-type="float">
            <text:p>17.4112121657</text:p>
          </table:table-cell>
          <table:table-cell/>
          <table:table-cell table:formula="of:=[.S52]-[.S51]" office:value-type="float" office:value="-0.960999999999999" calcext:value-type="float">
            <text:p>-0.961</text:p>
          </table:table-cell>
          <table:table-cell table:formula="of:=[.T52]-[.T51]" office:value-type="float" office:value="-3.495" calcext:value-type="float">
            <text:p>-3.495</text:p>
          </table:table-cell>
          <table:table-cell table:formula="of:=[.U52]-[.U51]" office:value-type="float" office:value="-1.2" calcext:value-type="float">
            <text:p>-1.2</text:p>
          </table:table-cell>
          <table:table-cell/>
          <table:table-cell table:formula="of:=SQRT([.W51]^2+[.X51]^2+[.Y51]^2)" office:value-type="float" office:value="3.81818621861218" calcext:value-type="float">
            <text:p>3.8181862186</text:p>
          </table:table-cell>
        </table:table-row>
        <table:table-row table:style-name="ro1">
          <table:table-cell table:number-columns-repeated="9"/>
          <table:table-cell office:value-type="float" office:value="-3.301" calcext:value-type="float">
            <text:p>-3.301</text:p>
          </table:table-cell>
          <table:table-cell office:value-type="float" office:value="-19.024" calcext:value-type="float">
            <text:p>-19.024</text:p>
          </table:table-cell>
          <table:table-cell office:value-type="float" office:value="8.971" calcext:value-type="float">
            <text:p>8.971</text:p>
          </table:table-cell>
          <table:table-cell/>
          <table:table-cell office:value-type="float" office:value="-17.746" calcext:value-type="float">
            <text:p>-17.746</text:p>
          </table:table-cell>
          <table:table-cell office:value-type="float" office:value="-2.002" calcext:value-type="float">
            <text:p>-2.002</text:p>
          </table:table-cell>
          <table:table-cell office:value-type="float" office:value="-4.003" calcext:value-type="float">
            <text:p>-4.003</text:p>
          </table:table-cell>
          <table:table-cell table:number-columns-repeated="2"/>
          <table:table-cell table:formula="of:=[.N52]+-3.2381267745" office:value-type="float" office:value="-20.9841267745" calcext:value-type="float">
            <text:p>-20.9841267745</text:p>
          </table:table-cell>
          <table:table-cell table:formula="of:=[.O52]+-17.229146137" office:value-type="float" office:value="-19.231146137" calcext:value-type="float">
            <text:p>-19.231146137</text:p>
          </table:table-cell>
          <table:table-cell table:formula="of:=[.P52]+20.2142121657" office:value-type="float" office:value="16.2112121657" calcext:value-type="float">
            <text:p>16.2112121657</text:p>
          </table:table-cell>
          <table:table-cell/>
          <table:table-cell table:formula="of:=[.S53]-[.S52]" office:value-type="float" office:value="2.743" calcext:value-type="float">
            <text:p>2.743</text:p>
          </table:table-cell>
          <table:table-cell table:formula="of:=[.T53]-[.T52]" office:value-type="float" office:value="-2.072" calcext:value-type="float">
            <text:p>-2.072</text:p>
          </table:table-cell>
          <table:table-cell table:formula="of:=[.U53]-[.U52]" office:value-type="float" office:value="1.668" calcext:value-type="float">
            <text:p>1.668</text:p>
          </table:table-cell>
          <table:table-cell/>
          <table:table-cell table:formula="of:=SQRT([.W52]^2+[.X52]^2+[.Y52]^2)" office:value-type="float" office:value="3.82092357945039" calcext:value-type="float">
            <text:p>3.8209235795</text:p>
          </table:table-cell>
        </table:table-row>
        <table:table-row table:style-name="ro1">
          <table:table-cell table:number-columns-repeated="9"/>
          <table:table-cell office:value-type="float" office:value="-2.462" calcext:value-type="float">
            <text:p>-2.462</text:p>
          </table:table-cell>
          <table:table-cell office:value-type="float" office:value="-16.605" calcext:value-type="float">
            <text:p>-16.605</text:p>
          </table:table-cell>
          <table:table-cell office:value-type="float" office:value="6.049" calcext:value-type="float">
            <text:p>6.049</text:p>
          </table:table-cell>
          <table:table-cell/>
          <table:table-cell office:value-type="float" office:value="-15.003" calcext:value-type="float">
            <text:p>-15.003</text:p>
          </table:table-cell>
          <table:table-cell office:value-type="float" office:value="-4.074" calcext:value-type="float">
            <text:p>-4.074</text:p>
          </table:table-cell>
          <table:table-cell office:value-type="float" office:value="-2.335" calcext:value-type="float">
            <text:p>-2.335</text:p>
          </table:table-cell>
          <table:table-cell table:number-columns-repeated="2"/>
          <table:table-cell table:formula="of:=[.N53]+-3.2381267745" office:value-type="float" office:value="-18.2411267745" calcext:value-type="float">
            <text:p>-18.2411267745</text:p>
          </table:table-cell>
          <table:table-cell table:formula="of:=[.O53]+-17.229146137" office:value-type="float" office:value="-21.303146137" calcext:value-type="float">
            <text:p>-21.303146137</text:p>
          </table:table-cell>
          <table:table-cell table:formula="of:=[.P53]+20.2142121657" office:value-type="float" office:value="17.8792121657" calcext:value-type="float">
            <text:p>17.8792121657</text:p>
          </table:table-cell>
          <table:table-cell/>
          <table:table-cell table:formula="of:=[.S54]-[.S53]" office:value-type="float" office:value="0.300999999999998" calcext:value-type="float">
            <text:p>0.301</text:p>
          </table:table-cell>
          <table:table-cell table:formula="of:=[.T54]-[.T53]" office:value-type="float" office:value="-1.941" calcext:value-type="float">
            <text:p>-1.941</text:p>
          </table:table-cell>
          <table:table-cell table:formula="of:=[.U54]-[.U53]" office:value-type="float" office:value="3.255" calcext:value-type="float">
            <text:p>3.255</text:p>
          </table:table-cell>
          <table:table-cell/>
          <table:table-cell table:formula="of:=SQRT([.W53]^2+[.X53]^2+[.Y53]^2)" office:value-type="float" office:value="3.80172421409024" calcext:value-type="float">
            <text:p>3.8017242141</text:p>
          </table:table-cell>
        </table:table-row>
        <table:table-row table:style-name="ro1">
          <table:table-cell table:number-columns-repeated="9"/>
          <table:table-cell office:value-type="float" office:value="-2.116" calcext:value-type="float">
            <text:p>-2.116</text:p>
          </table:table-cell>
          <table:table-cell office:value-type="float" office:value="-18.757" calcext:value-type="float">
            <text:p>-18.757</text:p>
          </table:table-cell>
          <table:table-cell office:value-type="float" office:value="2.943" calcext:value-type="float">
            <text:p>2.943</text:p>
          </table:table-cell>
          <table:table-cell/>
          <table:table-cell office:value-type="float" office:value="-14.702" calcext:value-type="float">
            <text:p>-14.702</text:p>
          </table:table-cell>
          <table:table-cell office:value-type="float" office:value="-6.015" calcext:value-type="float">
            <text:p>-6.015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table:formula="of:=[.N54]+-3.2381267745" office:value-type="float" office:value="-17.9401267745" calcext:value-type="float">
            <text:p>-17.9401267745</text:p>
          </table:table-cell>
          <table:table-cell table:formula="of:=[.O54]+-17.229146137" office:value-type="float" office:value="-23.244146137" calcext:value-type="float">
            <text:p>-23.244146137</text:p>
          </table:table-cell>
          <table:table-cell table:formula="of:=[.P54]+20.2142121657" office:value-type="float" office:value="21.1342121657" calcext:value-type="float">
            <text:p>21.1342121657</text:p>
          </table:table-cell>
          <table:table-cell/>
          <table:table-cell table:formula="of:=[.S55]-[.S54]" office:value-type="float" office:value="-2.629" calcext:value-type="float">
            <text:p>-2.629</text:p>
          </table:table-cell>
          <table:table-cell table:formula="of:=[.T55]-[.T54]" office:value-type="float" office:value="-1.425" calcext:value-type="float">
            <text:p>-1.425</text:p>
          </table:table-cell>
          <table:table-cell table:formula="of:=[.U55]-[.U54]" office:value-type="float" office:value="2.366" calcext:value-type="float">
            <text:p>2.366</text:p>
          </table:table-cell>
          <table:table-cell/>
          <table:table-cell table:formula="of:=SQRT([.W54]^2+[.X54]^2+[.Y54]^2)" office:value-type="float" office:value="3.81316430278056" calcext:value-type="float">
            <text:p>3.8131643028</text:p>
          </table:table-cell>
        </table:table-row>
        <table:table-row table:style-name="ro1">
          <table:table-cell table:number-columns-repeated="9"/>
          <table:table-cell office:value-type="float" office:value="1.36" calcext:value-type="float">
            <text:p>1.36</text:p>
          </table:table-cell>
          <table:table-cell office:value-type="float" office:value="-18.286" calcext:value-type="float">
            <text:p>-18.286</text:p>
          </table:table-cell>
          <table:table-cell office:value-type="float" office:value="1.373" calcext:value-type="float">
            <text:p>1.373</text:p>
          </table:table-cell>
          <table:table-cell/>
          <table:table-cell office:value-type="float" office:value="-17.331" calcext:value-type="float">
            <text:p>-17.331</text:p>
          </table:table-cell>
          <table:table-cell office:value-type="float" office:value="-7.44" calcext:value-type="float">
            <text:p>-7.44</text:p>
          </table:table-cell>
          <table:table-cell office:value-type="float" office:value="3.286" calcext:value-type="float">
            <text:p>3.286</text:p>
          </table:table-cell>
          <table:table-cell table:number-columns-repeated="2"/>
          <table:table-cell table:formula="of:=[.N55]+-3.2381267745" office:value-type="float" office:value="-20.5691267745" calcext:value-type="float">
            <text:p>-20.5691267745</text:p>
          </table:table-cell>
          <table:table-cell table:formula="of:=[.O55]+-17.229146137" office:value-type="float" office:value="-24.669146137" calcext:value-type="float">
            <text:p>-24.669146137</text:p>
          </table:table-cell>
          <table:table-cell table:formula="of:=[.P55]+20.2142121657" office:value-type="float" office:value="23.5002121657" calcext:value-type="float">
            <text:p>23.5002121657</text:p>
          </table:table-cell>
          <table:table-cell/>
          <table:table-cell table:formula="of:=[.S56]-[.S55]" office:value-type="float" office:value="0.145" calcext:value-type="float">
            <text:p>0.145</text:p>
          </table:table-cell>
          <table:table-cell table:formula="of:=[.T56]-[.T55]" office:value-type="float" office:value="2.777" calcext:value-type="float">
            <text:p>2.777</text:p>
          </table:table-cell>
          <table:table-cell table:formula="of:=[.U56]-[.U55]" office:value-type="float" office:value="2.631" calcext:value-type="float">
            <text:p>2.631</text:p>
          </table:table-cell>
          <table:table-cell/>
          <table:table-cell table:formula="of:=SQRT([.W55]^2+[.X55]^2+[.Y55]^2)" office:value-type="float" office:value="3.82817384662713" calcext:value-type="float">
            <text:p>3.8281738466</text:p>
          </table:table-cell>
        </table:table-row>
        <table:table-row table:style-name="ro1">
          <table:table-cell table:number-columns-repeated="9"/>
          <table:table-cell office:value-type="float" office:value="0.604" calcext:value-type="float">
            <text:p>0.604</text:p>
          </table:table-cell>
          <table:table-cell office:value-type="float" office:value="-19.371" calcext:value-type="float">
            <text:p>-19.371</text:p>
          </table:table-cell>
          <table:table-cell office:value-type="float" office:value="-2.182" calcext:value-type="float">
            <text:p>-2.182</text:p>
          </table:table-cell>
          <table:table-cell/>
          <table:table-cell office:value-type="float" office:value="-17.186" calcext:value-type="float">
            <text:p>-17.186</text:p>
          </table:table-cell>
          <table:table-cell office:value-type="float" office:value="-4.663" calcext:value-type="float">
            <text:p>-4.663</text:p>
          </table:table-cell>
          <table:table-cell office:value-type="float" office:value="5.917" calcext:value-type="float">
            <text:p>5.917</text:p>
          </table:table-cell>
          <table:table-cell table:number-columns-repeated="2"/>
          <table:table-cell table:formula="of:=[.N56]+-3.2381267745" office:value-type="float" office:value="-20.4241267745" calcext:value-type="float">
            <text:p>-20.4241267745</text:p>
          </table:table-cell>
          <table:table-cell table:formula="of:=[.O56]+-17.229146137" office:value-type="float" office:value="-21.892146137" calcext:value-type="float">
            <text:p>-21.892146137</text:p>
          </table:table-cell>
          <table:table-cell table:formula="of:=[.P56]+20.2142121657" office:value-type="float" office:value="26.1312121657" calcext:value-type="float">
            <text:p>26.1312121657</text:p>
          </table:table-cell>
          <table:table-cell/>
          <table:table-cell table:formula="of:=[.S57]-[.S56]" office:value-type="float" office:value="-0.0990000000000002" calcext:value-type="float">
            <text:p>-0.099</text:p>
          </table:table-cell>
          <table:table-cell table:formula="of:=[.T57]-[.T56]" office:value-type="float" office:value="3.795" calcext:value-type="float">
            <text:p>3.795</text:p>
          </table:table-cell>
          <table:table-cell table:formula="of:=[.U57]-[.U56]" office:value-type="float" office:value="-0.451999999999998" calcext:value-type="float">
            <text:p>-0.452</text:p>
          </table:table-cell>
          <table:table-cell/>
          <table:table-cell table:formula="of:=SQRT([.W56]^2+[.X56]^2+[.Y56]^2)" office:value-type="float" office:value="3.82310475922384" calcext:value-type="float">
            <text:p>3.8231047592</text:p>
          </table:table-cell>
        </table:table-row>
        <table:table-row table:style-name="ro1">
          <table:table-cell table:number-columns-repeated="9"/>
          <table:table-cell office:value-type="float" office:value="-2.724" calcext:value-type="float">
            <text:p>-2.724</text:p>
          </table:table-cell>
          <table:table-cell office:value-type="float" office:value="-18.198" calcext:value-type="float">
            <text:p>-18.198</text:p>
          </table:table-cell>
          <table:table-cell office:value-type="float" office:value="-2.84" calcext:value-type="float">
            <text:p>-2.84</text:p>
          </table:table-cell>
          <table:table-cell/>
          <table:table-cell office:value-type="float" office:value="-17.285" calcext:value-type="float">
            <text:p>-17.285</text:p>
          </table:table-cell>
          <table:table-cell office:value-type="float" office:value="-0.868" calcext:value-type="float">
            <text:p>-0.868</text:p>
          </table:table-cell>
          <table:table-cell office:value-type="float" office:value="5.465" calcext:value-type="float">
            <text:p>5.465</text:p>
          </table:table-cell>
          <table:table-cell table:number-columns-repeated="2"/>
          <table:table-cell table:formula="of:=[.N57]+-3.2381267745" office:value-type="float" office:value="-20.5231267745" calcext:value-type="float">
            <text:p>-20.5231267745</text:p>
          </table:table-cell>
          <table:table-cell table:formula="of:=[.O57]+-17.229146137" office:value-type="float" office:value="-18.097146137" calcext:value-type="float">
            <text:p>-18.097146137</text:p>
          </table:table-cell>
          <table:table-cell table:formula="of:=[.P57]+20.2142121657" office:value-type="float" office:value="25.6792121657" calcext:value-type="float">
            <text:p>25.6792121657</text:p>
          </table:table-cell>
          <table:table-cell/>
          <table:table-cell table:formula="of:=[.S58]-[.S57]" office:value-type="float" office:value="3.535" calcext:value-type="float">
            <text:p>3.535</text:p>
          </table:table-cell>
          <table:table-cell table:formula="of:=[.T58]-[.T57]" office:value-type="float" office:value="1.056" calcext:value-type="float">
            <text:p>1.056</text:p>
          </table:table-cell>
          <table:table-cell table:formula="of:=[.U58]-[.U57]" office:value-type="float" office:value="-1.034" calcext:value-type="float">
            <text:p>-1.034</text:p>
          </table:table-cell>
          <table:table-cell/>
          <table:table-cell table:formula="of:=SQRT([.W57]^2+[.X57]^2+[.Y57]^2)" office:value-type="float" office:value="3.8315162794904" calcext:value-type="float">
            <text:p>3.8315162795</text:p>
          </table:table-cell>
        </table:table-row>
        <table:table-row table:style-name="ro1">
          <table:table-cell table:number-columns-repeated="9"/>
          <table:table-cell office:value-type="float" office:value="-2.952" calcext:value-type="float">
            <text:p>-2.952</text:p>
          </table:table-cell>
          <table:table-cell office:value-type="float" office:value="-16.423" calcext:value-type="float">
            <text:p>-16.423</text:p>
          </table:table-cell>
          <table:table-cell office:value-type="float" office:value="-6.232" calcext:value-type="float">
            <text:p>-6.232</text:p>
          </table:table-cell>
          <table:table-cell/>
          <table:table-cell office:value-type="float" office:value="-13.75" calcext:value-type="float">
            <text:p>-13.75</text:p>
          </table:table-cell>
          <table:table-cell office:value-type="float" office:value="0.188" calcext:value-type="float">
            <text:p>0.188</text:p>
          </table:table-cell>
          <table:table-cell office:value-type="float" office:value="4.431" calcext:value-type="float">
            <text:p>4.431</text:p>
          </table:table-cell>
          <table:table-cell table:number-columns-repeated="2"/>
          <table:table-cell table:formula="of:=[.N58]+-3.2381267745" office:value-type="float" office:value="-16.9881267745" calcext:value-type="float">
            <text:p>-16.9881267745</text:p>
          </table:table-cell>
          <table:table-cell table:formula="of:=[.O58]+-17.229146137" office:value-type="float" office:value="-17.041146137" calcext:value-type="float">
            <text:p>-17.041146137</text:p>
          </table:table-cell>
          <table:table-cell table:formula="of:=[.P58]+20.2142121657" office:value-type="float" office:value="24.6452121657" calcext:value-type="float">
            <text:p>24.6452121657</text:p>
          </table:table-cell>
          <table:table-cell/>
          <table:table-cell table:formula="of:=[.S59]-[.S58]" office:value-type="float" office:value="0.988" calcext:value-type="float">
            <text:p>0.988</text:p>
          </table:table-cell>
          <table:table-cell table:formula="of:=[.T59]-[.T58]" office:value-type="float" office:value="2.836" calcext:value-type="float">
            <text:p>2.836</text:p>
          </table:table-cell>
          <table:table-cell table:formula="of:=[.U59]-[.U58]" office:value-type="float" office:value="2.359" calcext:value-type="float">
            <text:p>2.359</text:p>
          </table:table-cell>
          <table:table-cell/>
          <table:table-cell table:formula="of:=SQRT([.W58]^2+[.X58]^2+[.Y58]^2)" office:value-type="float" office:value="3.81889002198283" calcext:value-type="float">
            <text:p>3.818890022</text:p>
          </table:table-cell>
        </table:table-row>
        <table:table-row table:style-name="ro1">
          <table:table-cell table:number-columns-repeated="9"/>
          <table:table-cell office:value-type="float" office:value="-5.851" calcext:value-type="float">
            <text:p>-5.851</text:p>
          </table:table-cell>
          <table:table-cell office:value-type="float" office:value="-14.6" calcext:value-type="float">
            <text:p>-14.6</text:p>
          </table:table-cell>
          <table:table-cell office:value-type="float" office:value="-5.121" calcext:value-type="float">
            <text:p>-5.121</text:p>
          </table:table-cell>
          <table:table-cell/>
          <table:table-cell office:value-type="float" office:value="-12.762" calcext:value-type="float">
            <text:p>-12.762</text:p>
          </table:table-cell>
          <table:table-cell office:value-type="float" office:value="3.024" calcext:value-type="float">
            <text:p>3.024</text:p>
          </table:table-cell>
          <table:table-cell office:value-type="float" office:value="6.79" calcext:value-type="float">
            <text:p>6.79</text:p>
          </table:table-cell>
          <table:table-cell table:number-columns-repeated="2"/>
          <table:table-cell table:formula="of:=[.N59]+-3.2381267745" office:value-type="float" office:value="-16.0001267745" calcext:value-type="float">
            <text:p>-16.0001267745</text:p>
          </table:table-cell>
          <table:table-cell table:formula="of:=[.O59]+-17.229146137" office:value-type="float" office:value="-14.205146137" calcext:value-type="float">
            <text:p>-14.205146137</text:p>
          </table:table-cell>
          <table:table-cell table:formula="of:=[.P59]+20.2142121657" office:value-type="float" office:value="27.0042121657" calcext:value-type="float">
            <text:p>27.0042121657</text:p>
          </table:table-cell>
          <table:table-cell/>
          <table:table-cell table:formula="of:=[.S60]-[.S59]" office:value-type="float" office:value="2.707" calcext:value-type="float">
            <text:p>2.707</text:p>
          </table:table-cell>
          <table:table-cell table:formula="of:=[.T60]-[.T59]" office:value-type="float" office:value="2.623" calcext:value-type="float">
            <text:p>2.623</text:p>
          </table:table-cell>
          <table:table-cell table:formula="of:=[.U60]-[.U59]" office:value-type="float" office:value="-0.263999999999999" calcext:value-type="float">
            <text:p>-0.264</text:p>
          </table:table-cell>
          <table:table-cell/>
          <table:table-cell table:formula="of:=SQRT([.W59]^2+[.X59]^2+[.Y59]^2)" office:value-type="float" office:value="3.77858095056861" calcext:value-type="float">
            <text:p>3.7785809506</text:p>
          </table:table-cell>
        </table:table-row>
        <table:table-row table:style-name="ro1">
          <table:table-cell table:number-columns-repeated="9"/>
          <table:table-cell office:value-type="float" office:value="-3.901" calcext:value-type="float">
            <text:p>-3.901</text:p>
          </table:table-cell>
          <table:table-cell office:value-type="float" office:value="-13.02" calcext:value-type="float">
            <text:p>-13.02</text:p>
          </table:table-cell>
          <table:table-cell office:value-type="float" office:value="-2.192" calcext:value-type="float">
            <text:p>-2.192</text:p>
          </table:table-cell>
          <table:table-cell/>
          <table:table-cell office:value-type="float" office:value="-10.055" calcext:value-type="float">
            <text:p>-10.055</text:p>
          </table:table-cell>
          <table:table-cell office:value-type="float" office:value="5.647" calcext:value-type="float">
            <text:p>5.647</text:p>
          </table:table-cell>
          <table:table-cell office:value-type="float" office:value="6.526" calcext:value-type="float">
            <text:p>6.526</text:p>
          </table:table-cell>
          <table:table-cell table:number-columns-repeated="2"/>
          <table:table-cell table:formula="of:=[.N60]+-3.2381267745" office:value-type="float" office:value="-13.2931267745" calcext:value-type="float">
            <text:p>-13.2931267745</text:p>
          </table:table-cell>
          <table:table-cell table:formula="of:=[.O60]+-17.229146137" office:value-type="float" office:value="-11.582146137" calcext:value-type="float">
            <text:p>-11.582146137</text:p>
          </table:table-cell>
          <table:table-cell table:formula="of:=[.P60]+20.2142121657" office:value-type="float" office:value="26.7402121657" calcext:value-type="float">
            <text:p>26.7402121657</text:p>
          </table:table-cell>
          <table:table-cell/>
          <table:table-cell table:formula="of:=[.S61]-[.S60]" office:value-type="float" office:value="1.33" calcext:value-type="float">
            <text:p>1.33</text:p>
          </table:table-cell>
          <table:table-cell table:formula="of:=[.T61]-[.T60]" office:value-type="float" office:value="-1.092" calcext:value-type="float">
            <text:p>-1.092</text:p>
          </table:table-cell>
          <table:table-cell table:formula="of:=[.U61]-[.U60]" office:value-type="float" office:value="3.386" calcext:value-type="float">
            <text:p>3.386</text:p>
          </table:table-cell>
          <table:table-cell/>
          <table:table-cell table:formula="of:=SQRT([.W60]^2+[.X60]^2+[.Y60]^2)" office:value-type="float" office:value="3.79820483913125" calcext:value-type="float">
            <text:p>3.7982048391</text:p>
          </table:table-cell>
        </table:table-row>
        <table:table-row table:style-name="ro1">
          <table:table-cell table:number-columns-repeated="9"/>
          <table:table-cell office:value-type="float" office:value="-0.705" calcext:value-type="float">
            <text:p>-0.705</text:p>
          </table:table-cell>
          <table:table-cell office:value-type="float" office:value="-12.179" calcext:value-type="float">
            <text:p>-12.179</text:p>
          </table:table-cell>
          <table:table-cell office:value-type="float" office:value="-4.3" calcext:value-type="float">
            <text:p>-4.3</text:p>
          </table:table-cell>
          <table:table-cell/>
          <table:table-cell office:value-type="float" office:value="-8.725" calcext:value-type="float">
            <text:p>-8.725</text:p>
          </table:table-cell>
          <table:table-cell office:value-type="float" office:value="4.555" calcext:value-type="float">
            <text:p>4.555</text:p>
          </table:table-cell>
          <table:table-cell office:value-type="float" office:value="9.912" calcext:value-type="float">
            <text:p>9.912</text:p>
          </table:table-cell>
          <table:table-cell table:number-columns-repeated="2"/>
          <table:table-cell table:formula="of:=[.N61]+-3.2381267745" office:value-type="float" office:value="-11.9631267745" calcext:value-type="float">
            <text:p>-11.9631267745</text:p>
          </table:table-cell>
          <table:table-cell table:formula="of:=[.O61]+-17.229146137" office:value-type="float" office:value="-12.674146137" calcext:value-type="float">
            <text:p>-12.674146137</text:p>
          </table:table-cell>
          <table:table-cell table:formula="of:=[.P61]+20.2142121657" office:value-type="float" office:value="30.1262121657" calcext:value-type="float">
            <text:p>30.1262121657</text:p>
          </table:table-cell>
          <table:table-cell/>
          <table:table-cell table:formula="of:=[.S62]-[.S61]" office:value-type="float" office:value="1.131" calcext:value-type="float">
            <text:p>1.131</text:p>
          </table:table-cell>
          <table:table-cell table:formula="of:=[.T62]-[.T61]" office:value-type="float" office:value="-3.356" calcext:value-type="float">
            <text:p>-3.356</text:p>
          </table:table-cell>
          <table:table-cell table:formula="of:=[.U62]-[.U61]" office:value-type="float" office:value="-1.412" calcext:value-type="float">
            <text:p>-1.412</text:p>
          </table:table-cell>
          <table:table-cell/>
          <table:table-cell table:formula="of:=SQRT([.W61]^2+[.X61]^2+[.Y61]^2)" office:value-type="float" office:value="3.81256357324045" calcext:value-type="float">
            <text:p>3.8125635732</text:p>
          </table:table-cell>
        </table:table-row>
        <table:table-row table:style-name="ro1">
          <table:table-cell table:number-columns-repeated="9"/>
          <table:table-cell office:value-type="float" office:value="-2.475" calcext:value-type="float">
            <text:p>-2.475</text:p>
          </table:table-cell>
          <table:table-cell office:value-type="float" office:value="-10.533" calcext:value-type="float">
            <text:p>-10.533</text:p>
          </table:table-cell>
          <table:table-cell office:value-type="float" office:value="-7.036" calcext:value-type="float">
            <text:p>-7.036</text:p>
          </table:table-cell>
          <table:table-cell/>
          <table:table-cell office:value-type="float" office:value="-7.594" calcext:value-type="float">
            <text:p>-7.594</text:p>
          </table:table-cell>
          <table:table-cell office:value-type="float" office:value="1.199" calcext:value-type="float">
            <text:p>1.199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table:formula="of:=[.N62]+-3.2381267745" office:value-type="float" office:value="-10.8321267745" calcext:value-type="float">
            <text:p>-10.8321267745</text:p>
          </table:table-cell>
          <table:table-cell table:formula="of:=[.O62]+-17.229146137" office:value-type="float" office:value="-16.030146137" calcext:value-type="float">
            <text:p>-16.030146137</text:p>
          </table:table-cell>
          <table:table-cell table:formula="of:=[.P62]+20.2142121657" office:value-type="float" office:value="28.7142121657" calcext:value-type="float">
            <text:p>28.7142121657</text:p>
          </table:table-cell>
          <table:table-cell/>
          <table:table-cell table:formula="of:=[.S63]-[.S62]" office:value-type="float" office:value="2.568" calcext:value-type="float">
            <text:p>2.568</text:p>
          </table:table-cell>
          <table:table-cell table:formula="of:=[.T63]-[.T62]" office:value-type="float" office:value="1.675" calcext:value-type="float">
            <text:p>1.675</text:p>
          </table:table-cell>
          <table:table-cell table:formula="of:=[.U63]-[.U62]" office:value-type="float" office:value="-2.302" calcext:value-type="float">
            <text:p>-2.302</text:p>
          </table:table-cell>
          <table:table-cell/>
          <table:table-cell table:formula="of:=SQRT([.W62]^2+[.X62]^2+[.Y62]^2)" office:value-type="float" office:value="3.83398656752994" calcext:value-type="float">
            <text:p>3.8339865675</text:p>
          </table:table-cell>
        </table:table-row>
        <table:table-row table:style-name="ro1">
          <table:table-cell table:number-columns-repeated="9"/>
          <table:table-cell office:value-type="float" office:value="-4.412" calcext:value-type="float">
            <text:p>-4.412</text:p>
          </table:table-cell>
          <table:table-cell office:value-type="float" office:value="-8.664" calcext:value-type="float">
            <text:p>-8.664</text:p>
          </table:table-cell>
          <table:table-cell office:value-type="float" office:value="-4.63" calcext:value-type="float">
            <text:p>-4.63</text:p>
          </table:table-cell>
          <table:table-cell/>
          <table:table-cell office:value-type="float" office:value="-5.026" calcext:value-type="float">
            <text:p>-5.026</text:p>
          </table:table-cell>
          <table:table-cell office:value-type="float" office:value="2.874" calcext:value-type="float">
            <text:p>2.874</text:p>
          </table:table-cell>
          <table:table-cell office:value-type="float" office:value="6.198" calcext:value-type="float">
            <text:p>6.198</text:p>
          </table:table-cell>
          <table:table-cell table:number-columns-repeated="2"/>
          <table:table-cell table:formula="of:=[.N63]+-3.2381267745" office:value-type="float" office:value="-8.2641267745" calcext:value-type="float">
            <text:p>-8.2641267745</text:p>
          </table:table-cell>
          <table:table-cell table:formula="of:=[.O63]+-17.229146137" office:value-type="float" office:value="-14.355146137" calcext:value-type="float">
            <text:p>-14.355146137</text:p>
          </table:table-cell>
          <table:table-cell table:formula="of:=[.P63]+20.2142121657" office:value-type="float" office:value="26.4122121657" calcext:value-type="float">
            <text:p>26.4122121657</text:p>
          </table:table-cell>
          <table:table-cell/>
          <table:table-cell table:formula="of:=[.S64]-[.S63]" office:value-type="float" office:value="2.295" calcext:value-type="float">
            <text:p>2.295</text:p>
          </table:table-cell>
          <table:table-cell table:formula="of:=[.T64]-[.T63]" office:value-type="float" office:value="1.204" calcext:value-type="float">
            <text:p>1.204</text:p>
          </table:table-cell>
          <table:table-cell table:formula="of:=[.U64]-[.U63]" office:value-type="float" office:value="2.765" calcext:value-type="float">
            <text:p>2.765</text:p>
          </table:table-cell>
          <table:table-cell/>
          <table:table-cell table:formula="of:=SQRT([.W63]^2+[.X63]^2+[.Y63]^2)" office:value-type="float" office:value="3.78970526558464" calcext:value-type="float">
            <text:p>3.7897052656</text:p>
          </table:table-cell>
        </table:table-row>
        <table:table-row table:style-name="ro1">
          <table:table-cell table:number-columns-repeated="9"/>
          <table:table-cell office:value-type="float" office:value="-1.296" calcext:value-type="float">
            <text:p>-1.296</text:p>
          </table:table-cell>
          <table:table-cell office:value-type="float" office:value="-7.175" calcext:value-type="float">
            <text:p>-7.175</text:p>
          </table:table-cell>
          <table:table-cell office:value-type="float" office:value="-2.495" calcext:value-type="float">
            <text:p>-2.495</text:p>
          </table:table-cell>
          <table:table-cell/>
          <table:table-cell office:value-type="float" office:value="-2.731" calcext:value-type="float">
            <text:p>-2.731</text:p>
          </table:table-cell>
          <table:table-cell office:value-type="float" office:value="4.078" calcext:value-type="float">
            <text:p>4.078</text:p>
          </table:table-cell>
          <table:table-cell office:value-type="float" office:value="8.963" calcext:value-type="float">
            <text:p>8.963</text:p>
          </table:table-cell>
          <table:table-cell table:number-columns-repeated="2"/>
          <table:table-cell table:formula="of:=[.N64]+-3.2381267745" office:value-type="float" office:value="-5.9691267745" calcext:value-type="float">
            <text:p>-5.9691267745</text:p>
          </table:table-cell>
          <table:table-cell table:formula="of:=[.O64]+-17.229146137" office:value-type="float" office:value="-13.151146137" calcext:value-type="float">
            <text:p>-13.151146137</text:p>
          </table:table-cell>
          <table:table-cell table:formula="of:=[.P64]+20.2142121657" office:value-type="float" office:value="29.1772121657" calcext:value-type="float">
            <text:p>29.1772121657</text:p>
          </table:table-cell>
          <table:table-cell/>
          <table:table-cell table:formula="of:=[.S65]-[.S64]" office:value-type="float" office:value="0.988999999999999" calcext:value-type="float">
            <text:p>0.989</text:p>
          </table:table-cell>
          <table:table-cell table:formula="of:=[.T65]-[.T64]" office:value-type="float" office:value="-3.439" calcext:value-type="float">
            <text:p>-3.439</text:p>
          </table:table-cell>
          <table:table-cell table:formula="of:=[.U65]-[.U64]" office:value-type="float" office:value="1.38200000000001" calcext:value-type="float">
            <text:p>1.382</text:p>
          </table:table-cell>
          <table:table-cell/>
          <table:table-cell table:formula="of:=SQRT([.W64]^2+[.X64]^2+[.Y64]^2)" office:value-type="float" office:value="3.83598305522848" calcext:value-type="float">
            <text:p>3.8359830552</text:p>
          </table:table-cell>
        </table:table-row>
        <table:table-row table:style-name="ro1">
          <table:table-cell table:number-columns-repeated="9"/>
          <table:table-cell office:value-type="float" office:value="0.797" calcext:value-type="float">
            <text:p>0.797</text:p>
          </table:table-cell>
          <table:table-cell office:value-type="float" office:value="-6.422" calcext:value-type="float">
            <text:p>-6.422</text:p>
          </table:table-cell>
          <table:table-cell office:value-type="float" office:value="-5.702" calcext:value-type="float">
            <text:p>-5.702</text:p>
          </table:table-cell>
          <table:table-cell/>
          <table:table-cell office:value-type="float" office:value="-1.742" calcext:value-type="float">
            <text:p>-1.742</text:p>
          </table:table-cell>
          <table:table-cell office:value-type="float" office:value="0.639" calcext:value-type="float">
            <text:p>0.639</text:p>
          </table:table-cell>
          <table:table-cell office:value-type="float" office:value="10.345" calcext:value-type="float">
            <text:p>10.345</text:p>
          </table:table-cell>
          <table:table-cell table:number-columns-repeated="2"/>
          <table:table-cell table:formula="of:=[.N65]+-3.2381267745" office:value-type="float" office:value="-4.9801267745" calcext:value-type="float">
            <text:p>-4.9801267745</text:p>
          </table:table-cell>
          <table:table-cell table:formula="of:=[.O65]+-17.229146137" office:value-type="float" office:value="-16.590146137" calcext:value-type="float">
            <text:p>-16.590146137</text:p>
          </table:table-cell>
          <table:table-cell table:formula="of:=[.P65]+20.2142121657" office:value-type="float" office:value="30.5592121657" calcext:value-type="float">
            <text:p>30.5592121657</text:p>
          </table:table-cell>
          <table:table-cell/>
          <table:table-cell table:formula="of:=[.S66]-[.S65]" office:value-type="float" office:value="0.238" calcext:value-type="float">
            <text:p>0.238</text:p>
          </table:table-cell>
          <table:table-cell table:formula="of:=[.T66]-[.T65]" office:value-type="float" office:value="-1.341" calcext:value-type="float">
            <text:p>-1.341</text:p>
          </table:table-cell>
          <table:table-cell table:formula="of:=[.U66]-[.U65]" office:value-type="float" office:value="-3.554" calcext:value-type="float">
            <text:p>-3.554</text:p>
          </table:table-cell>
          <table:table-cell/>
          <table:table-cell table:formula="of:=SQRT([.W65]^2+[.X65]^2+[.Y65]^2)" office:value-type="float" office:value="3.80602693106605" calcext:value-type="float">
            <text:p>3.8060269311</text:p>
          </table:table-cell>
        </table:table-row>
        <table:table-row table:style-name="ro1">
          <table:table-cell table:number-columns-repeated="9"/>
          <table:table-cell office:value-type="float" office:value="-1.765" calcext:value-type="float">
            <text:p>-1.765</text:p>
          </table:table-cell>
          <table:table-cell office:value-type="float" office:value="-4.15" calcext:value-type="float">
            <text:p>-4.15</text:p>
          </table:table-cell>
          <table:table-cell office:value-type="float" office:value="-7.028" calcext:value-type="float">
            <text:p>-7.028</text:p>
          </table:table-cell>
          <table:table-cell/>
          <table:table-cell office:value-type="float" office:value="-1.504" calcext:value-type="float">
            <text:p>-1.504</text:p>
          </table:table-cell>
          <table:table-cell office:value-type="float" office:value="-0.702" calcext:value-type="float">
            <text:p>-0.702</text:p>
          </table:table-cell>
          <table:table-cell office:value-type="float" office:value="6.791" calcext:value-type="float">
            <text:p>6.791</text:p>
          </table:table-cell>
          <table:table-cell table:number-columns-repeated="2"/>
          <table:table-cell table:formula="of:=[.N66]+-3.2381267745" office:value-type="float" office:value="-4.7421267745" calcext:value-type="float">
            <text:p>-4.7421267745</text:p>
          </table:table-cell>
          <table:table-cell table:formula="of:=[.O66]+-17.229146137" office:value-type="float" office:value="-17.931146137" calcext:value-type="float">
            <text:p>-17.931146137</text:p>
          </table:table-cell>
          <table:table-cell table:formula="of:=[.P66]+20.2142121657" office:value-type="float" office:value="27.0052121657" calcext:value-type="float">
            <text:p>27.0052121657</text:p>
          </table:table-cell>
          <table:table-cell/>
          <table:table-cell table:formula="of:=[.S67]-[.S66]" office:value-type="float" office:value="2.575" calcext:value-type="float">
            <text:p>2.575</text:p>
          </table:table-cell>
          <table:table-cell table:formula="of:=[.T67]-[.T66]" office:value-type="float" office:value="2.731" calcext:value-type="float">
            <text:p>2.731</text:p>
          </table:table-cell>
          <table:table-cell table:formula="of:=[.U67]-[.U66]" office:value-type="float" office:value="-0.702999999999999" calcext:value-type="float">
            <text:p>-0.703</text:p>
          </table:table-cell>
          <table:table-cell/>
          <table:table-cell table:formula="of:=SQRT([.W66]^2+[.X66]^2+[.Y66]^2)" office:value-type="float" office:value="3.81879496700203" calcext:value-type="float">
            <text:p>3.818794967</text:p>
          </table:table-cell>
        </table:table-row>
        <table:table-row table:style-name="ro1">
          <table:table-cell table:number-columns-repeated="9"/>
          <table:table-cell office:value-type="float" office:value="-1.704" calcext:value-type="float">
            <text:p>-1.704</text:p>
          </table:table-cell>
          <table:table-cell office:value-type="float" office:value="-2.318" calcext:value-type="float">
            <text:p>-2.318</text:p>
          </table:table-cell>
          <table:table-cell office:value-type="float" office:value="-3.659" calcext:value-type="float">
            <text:p>-3.659</text:p>
          </table:table-cell>
          <table:table-cell/>
          <table:table-cell office:value-type="float" office:value="1.071" calcext:value-type="float">
            <text:p>1.071</text:p>
          </table:table-cell>
          <table:table-cell office:value-type="float" office:value="2.029" calcext:value-type="float">
            <text:p>2.029</text:p>
          </table:table-cell>
          <table:table-cell office:value-type="float" office:value="6.088" calcext:value-type="float">
            <text:p>6.088</text:p>
          </table:table-cell>
          <table:table-cell table:number-columns-repeated="2"/>
          <table:table-cell table:formula="of:=[.N67]+-3.2381267745" office:value-type="float" office:value="-2.1671267745" calcext:value-type="float">
            <text:p>-2.1671267745</text:p>
          </table:table-cell>
          <table:table-cell table:formula="of:=[.O67]+-17.229146137" office:value-type="float" office:value="-15.200146137" calcext:value-type="float">
            <text:p>-15.200146137</text:p>
          </table:table-cell>
          <table:table-cell table:formula="of:=[.P67]+20.2142121657" office:value-type="float" office:value="26.3022121657" calcext:value-type="float">
            <text:p>26.3022121657</text:p>
          </table:table-cell>
          <table:table-cell/>
          <table:table-cell table:formula="of:=[.S68]-[.S67]" office:value-type="float" office:value="2.122" calcext:value-type="float">
            <text:p>2.122</text:p>
          </table:table-cell>
          <table:table-cell table:formula="of:=[.T68]-[.T67]" office:value-type="float" office:value="-1.193" calcext:value-type="float">
            <text:p>-1.193</text:p>
          </table:table-cell>
          <table:table-cell table:formula="of:=[.U68]-[.U67]" office:value-type="float" office:value="2.921" calcext:value-type="float">
            <text:p>2.921</text:p>
          </table:table-cell>
          <table:table-cell/>
          <table:table-cell table:formula="of:=SQRT([.W67]^2+[.X67]^2+[.Y67]^2)" office:value-type="float" office:value="3.80241686299648" calcext:value-type="float">
            <text:p>3.802416863</text:p>
          </table:table-cell>
        </table:table-row>
        <table:table-row table:style-name="ro1">
          <table:table-cell table:number-columns-repeated="9"/>
          <table:table-cell office:value-type="float" office:value="2.099" calcext:value-type="float">
            <text:p>2.099</text:p>
          </table:table-cell>
          <table:table-cell office:value-type="float" office:value="-1.21" calcext:value-type="float">
            <text:p>-1.21</text:p>
          </table:table-cell>
          <table:table-cell office:value-type="float" office:value="-3.685" calcext:value-type="float">
            <text:p>-3.685</text:p>
          </table:table-cell>
          <table:table-cell/>
          <table:table-cell office:value-type="float" office:value="3.193" calcext:value-type="float">
            <text:p>3.193</text:p>
          </table:table-cell>
          <table:table-cell office:value-type="float" office:value="0.836" calcext:value-type="float">
            <text:p>0.836</text:p>
          </table:table-cell>
          <table:table-cell office:value-type="float" office:value="9.009" calcext:value-type="float">
            <text:p>9.009</text:p>
          </table:table-cell>
          <table:table-cell table:number-columns-repeated="2"/>
          <table:table-cell table:formula="of:=[.N68]+-3.2381267745" office:value-type="float" office:value="-0.0451267744999999" calcext:value-type="float">
            <text:p>-0.0451267745</text:p>
          </table:table-cell>
          <table:table-cell table:formula="of:=[.O68]+-17.229146137" office:value-type="float" office:value="-16.393146137" calcext:value-type="float">
            <text:p>-16.393146137</text:p>
          </table:table-cell>
          <table:table-cell table:formula="of:=[.P68]+20.2142121657" office:value-type="float" office:value="29.2232121657" calcext:value-type="float">
            <text:p>29.2232121657</text:p>
          </table:table-cell>
          <table:table-cell/>
          <table:table-cell table:formula="of:=[.S69]-[.S68]" office:value-type="float" office:value="-0.103" calcext:value-type="float">
            <text:p>-0.103</text:p>
          </table:table-cell>
          <table:table-cell table:formula="of:=[.T69]-[.T68]" office:value-type="float" office:value="-3.579" calcext:value-type="float">
            <text:p>-3.579</text:p>
          </table:table-cell>
          <table:table-cell table:formula="of:=[.U69]-[.U68]" office:value-type="float" office:value="-1.246" calcext:value-type="float">
            <text:p>-1.246</text:p>
          </table:table-cell>
          <table:table-cell/>
          <table:table-cell table:formula="of:=SQRT([.W68]^2+[.X68]^2+[.Y68]^2)" office:value-type="float" office:value="3.79109034447875" calcext:value-type="float">
            <text:p>3.7910903445</text:p>
          </table:table-cell>
        </table:table-row>
        <table:table-row table:style-name="ro1">
          <table:table-cell table:number-columns-repeated="9"/>
          <table:table-cell office:value-type="float" office:value="2.034" calcext:value-type="float">
            <text:p>2.034</text:p>
          </table:table-cell>
          <table:table-cell office:value-type="float" office:value="-0.41" calcext:value-type="float">
            <text:p>-0.41</text:p>
          </table:table-cell>
          <table:table-cell office:value-type="float" office:value="-7.393" calcext:value-type="float">
            <text:p>-7.393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-2.743" calcext:value-type="float">
            <text:p>-2.743</text:p>
          </table:table-cell>
          <table:table-cell office:value-type="float" office:value="7.763" calcext:value-type="float">
            <text:p>7.763</text:p>
          </table:table-cell>
          <table:table-cell table:number-columns-repeated="2"/>
          <table:table-cell table:formula="of:=[.N69]+-3.2381267745" office:value-type="float" office:value="-0.1481267745" calcext:value-type="float">
            <text:p>-0.1481267745</text:p>
          </table:table-cell>
          <table:table-cell table:formula="of:=[.O69]+-17.229146137" office:value-type="float" office:value="-19.972146137" calcext:value-type="float">
            <text:p>-19.972146137</text:p>
          </table:table-cell>
          <table:table-cell table:formula="of:=[.P69]+20.2142121657" office:value-type="float" office:value="27.9772121657" calcext:value-type="float">
            <text:p>27.9772121657</text:p>
          </table:table-cell>
          <table:table-cell/>
          <table:table-cell table:formula="of:=[.S70]-[.S69]" office:value-type="float" office:value="0.963" calcext:value-type="float">
            <text:p>0.963</text:p>
          </table:table-cell>
          <table:table-cell table:formula="of:=[.T70]-[.T69]" office:value-type="float" office:value="1.193" calcext:value-type="float">
            <text:p>1.193</text:p>
          </table:table-cell>
          <table:table-cell table:formula="of:=[.U70]-[.U69]" office:value-type="float" office:value="-3.478" calcext:value-type="float">
            <text:p>-3.478</text:p>
          </table:table-cell>
          <table:table-cell/>
          <table:table-cell table:formula="of:=SQRT([.W69]^2+[.X69]^2+[.Y69]^2)" office:value-type="float" office:value="3.80093435881232" calcext:value-type="float">
            <text:p>3.8009343588</text:p>
          </table:table-cell>
        </table:table-row>
        <table:table-row table:style-name="ro1">
          <table:table-cell table:number-columns-repeated="9"/>
          <table:table-cell office:value-type="float" office:value="-0.474" calcext:value-type="float">
            <text:p>-0.474</text:p>
          </table:table-cell>
          <table:table-cell office:value-type="float" office:value="2.049" calcext:value-type="float">
            <text:p>2.049</text:p>
          </table:table-cell>
          <table:table-cell office:value-type="float" office:value="-6.796" calcext:value-type="float">
            <text:p>-6.796</text:p>
          </table:table-cell>
          <table:table-cell/>
          <table:table-cell office:value-type="float" office:value="4.053" calcext:value-type="float">
            <text:p>4.053</text:p>
          </table:table-cell>
          <table:table-cell office:value-type="float" office:value="-1.55" calcext:value-type="float">
            <text:p>-1.55</text:p>
          </table:table-cell>
          <table:table-cell office:value-type="float" office:value="4.285" calcext:value-type="float">
            <text:p>4.285</text:p>
          </table:table-cell>
          <table:table-cell table:number-columns-repeated="2"/>
          <table:table-cell table:formula="of:=[.N70]+-3.2381267745" office:value-type="float" office:value="0.8148732255" calcext:value-type="float">
            <text:p>0.8148732255</text:p>
          </table:table-cell>
          <table:table-cell table:formula="of:=[.O70]+-17.229146137" office:value-type="float" office:value="-18.779146137" calcext:value-type="float">
            <text:p>-18.779146137</text:p>
          </table:table-cell>
          <table:table-cell table:formula="of:=[.P70]+20.2142121657" office:value-type="float" office:value="24.4992121657" calcext:value-type="float">
            <text:p>24.4992121657</text:p>
          </table:table-cell>
          <table:table-cell/>
          <table:table-cell table:formula="of:=[.S71]-[.S70]" office:value-type="float" office:value="2.999" calcext:value-type="float">
            <text:p>2.999</text:p>
          </table:table-cell>
          <table:table-cell table:formula="of:=[.T71]-[.T70]" office:value-type="float" office:value="2.021" calcext:value-type="float">
            <text:p>2.021</text:p>
          </table:table-cell>
          <table:table-cell table:formula="of:=[.U71]-[.U70]" office:value-type="float" office:value="1.173" calcext:value-type="float">
            <text:p>1.173</text:p>
          </table:table-cell>
          <table:table-cell/>
          <table:table-cell table:formula="of:=SQRT([.W70]^2+[.X70]^2+[.Y70]^2)" office:value-type="float" office:value="3.80189045081523" calcext:value-type="float">
            <text:p>3.8018904508</text:p>
          </table:table-cell>
        </table:table-row>
        <table:table-row table:style-name="ro1">
          <table:table-cell table:number-columns-repeated="9"/>
          <table:table-cell office:value-type="float" office:value="1.642" calcext:value-type="float">
            <text:p>1.642</text:p>
          </table:table-cell>
          <table:table-cell office:value-type="float" office:value="3.858" calcext:value-type="float">
            <text:p>3.858</text:p>
          </table:table-cell>
          <table:table-cell office:value-type="float" office:value="-4.017" calcext:value-type="float">
            <text:p>-4.017</text:p>
          </table:table-cell>
          <table:table-cell/>
          <table:table-cell office:value-type="float" office:value="7.052" calcext:value-type="float">
            <text:p>7.052</text:p>
          </table:table-cell>
          <table:table-cell office:value-type="float" office:value="0.471" calcext:value-type="float">
            <text:p>0.471</text:p>
          </table:table-cell>
          <table:table-cell office:value-type="float" office:value="5.458" calcext:value-type="float">
            <text:p>5.458</text:p>
          </table:table-cell>
          <table:table-cell table:number-columns-repeated="2"/>
          <table:table-cell table:formula="of:=[.N71]+-3.2381267745" office:value-type="float" office:value="3.8138732255" calcext:value-type="float">
            <text:p>3.8138732255</text:p>
          </table:table-cell>
          <table:table-cell table:formula="of:=[.O71]+-17.229146137" office:value-type="float" office:value="-16.758146137" calcext:value-type="float">
            <text:p>-16.758146137</text:p>
          </table:table-cell>
          <table:table-cell table:formula="of:=[.P71]+20.2142121657" office:value-type="float" office:value="25.6722121657" calcext:value-type="float">
            <text:p>25.6722121657</text:p>
          </table:table-cell>
          <table:table-cell/>
          <table:table-cell table:formula="of:=[.S72]-[.S71]" office:value-type="float" office:value="1.123" calcext:value-type="float">
            <text:p>1.123</text:p>
          </table:table-cell>
          <table:table-cell table:formula="of:=[.T72]-[.T71]" office:value-type="float" office:value="-2.935" calcext:value-type="float">
            <text:p>-2.935</text:p>
          </table:table-cell>
          <table:table-cell table:formula="of:=[.U72]-[.U71]" office:value-type="float" office:value="2.109" calcext:value-type="float">
            <text:p>2.109</text:p>
          </table:table-cell>
          <table:table-cell/>
          <table:table-cell table:formula="of:=SQRT([.W71]^2+[.X71]^2+[.Y71]^2)" office:value-type="float" office:value="3.78460499920401" calcext:value-type="float">
            <text:p>3.7846049992</text:p>
          </table:table-cell>
        </table:table-row>
        <table:table-row table:style-name="ro1">
          <table:table-cell table:number-columns-repeated="9"/>
          <table:table-cell office:value-type="float" office:value="4.782" calcext:value-type="float">
            <text:p>4.782</text:p>
          </table:table-cell>
          <table:table-cell office:value-type="float" office:value="4.158" calcext:value-type="float">
            <text:p>4.158</text:p>
          </table:table-cell>
          <table:table-cell office:value-type="float" office:value="-6.221" calcext:value-type="float">
            <text:p>-6.221</text:p>
          </table:table-cell>
          <table:table-cell/>
          <table:table-cell office:value-type="float" office:value="8.175" calcext:value-type="float">
            <text:p>8.175</text:p>
          </table:table-cell>
          <table:table-cell office:value-type="float" office:value="-2.464" calcext:value-type="float">
            <text:p>-2.464</text:p>
          </table:table-cell>
          <table:table-cell office:value-type="float" office:value="7.567" calcext:value-type="float">
            <text:p>7.567</text:p>
          </table:table-cell>
          <table:table-cell table:number-columns-repeated="2"/>
          <table:table-cell table:formula="of:=[.N72]+-3.2381267745" office:value-type="float" office:value="4.9368732255" calcext:value-type="float">
            <text:p>4.9368732255</text:p>
          </table:table-cell>
          <table:table-cell table:formula="of:=[.O72]+-17.229146137" office:value-type="float" office:value="-19.693146137" calcext:value-type="float">
            <text:p>-19.693146137</text:p>
          </table:table-cell>
          <table:table-cell table:formula="of:=[.P72]+20.2142121657" office:value-type="float" office:value="27.7812121657" calcext:value-type="float">
            <text:p>27.7812121657</text:p>
          </table:table-cell>
          <table:table-cell/>
          <table:table-cell table:formula="of:=[.S73]-[.S72]" office:value-type="float" office:value="-0.258000000000001" calcext:value-type="float">
            <text:p>-0.258</text:p>
          </table:table-cell>
          <table:table-cell table:formula="of:=[.T73]-[.T72]" office:value-type="float" office:value="-2.428" calcext:value-type="float">
            <text:p>-2.428</text:p>
          </table:table-cell>
          <table:table-cell table:formula="of:=[.U73]-[.U72]" office:value-type="float" office:value="-2.93" calcext:value-type="float">
            <text:p>-2.93</text:p>
          </table:table-cell>
          <table:table-cell/>
          <table:table-cell table:formula="of:=SQRT([.W72]^2+[.X72]^2+[.Y72]^2)" office:value-type="float" office:value="3.81400681698394" calcext:value-type="float">
            <text:p>3.814006817</text:p>
          </table:table-cell>
        </table:table-row>
        <table:table-row table:style-name="ro1">
          <table:table-cell table:number-columns-repeated="9"/>
          <table:table-cell office:value-type="float" office:value="2.899" calcext:value-type="float">
            <text:p>2.899</text:p>
          </table:table-cell>
          <table:table-cell office:value-type="float" office:value="5.454" calcext:value-type="float">
            <text:p>5.454</text:p>
          </table:table-cell>
          <table:table-cell office:value-type="float" office:value="-9.155" calcext:value-type="float">
            <text:p>-9.155</text:p>
          </table:table-cell>
          <table:table-cell/>
          <table:table-cell office:value-type="float" office:value="7.917" calcext:value-type="float">
            <text:p>7.917</text:p>
          </table:table-cell>
          <table:table-cell office:value-type="float" office:value="-4.892" calcext:value-type="float">
            <text:p>-4.892</text:p>
          </table:table-cell>
          <table:table-cell office:value-type="float" office:value="4.637" calcext:value-type="float">
            <text:p>4.637</text:p>
          </table:table-cell>
          <table:table-cell table:number-columns-repeated="2"/>
          <table:table-cell table:formula="of:=[.N73]+-3.2381267745" office:value-type="float" office:value="4.6788732255" calcext:value-type="float">
            <text:p>4.6788732255</text:p>
          </table:table-cell>
          <table:table-cell table:formula="of:=[.O73]+-17.229146137" office:value-type="float" office:value="-22.121146137" calcext:value-type="float">
            <text:p>-22.121146137</text:p>
          </table:table-cell>
          <table:table-cell table:formula="of:=[.P73]+20.2142121657" office:value-type="float" office:value="24.8512121657" calcext:value-type="float">
            <text:p>24.8512121657</text:p>
          </table:table-cell>
          <table:table-cell/>
          <table:table-cell table:formula="of:=[.S74]-[.S73]" office:value-type="float" office:value="1.962" calcext:value-type="float">
            <text:p>1.962</text:p>
          </table:table-cell>
          <table:table-cell table:formula="of:=[.T74]-[.T73]" office:value-type="float" office:value="2.42" calcext:value-type="float">
            <text:p>2.42</text:p>
          </table:table-cell>
          <table:table-cell table:formula="of:=[.U74]-[.U73]" office:value-type="float" office:value="-2.209" calcext:value-type="float">
            <text:p>-2.209</text:p>
          </table:table-cell>
          <table:table-cell/>
          <table:table-cell table:formula="of:=SQRT([.W73]^2+[.X73]^2+[.Y73]^2)" office:value-type="float" office:value="3.81910002487497" calcext:value-type="float">
            <text:p>3.8191000249</text:p>
          </table:table-cell>
        </table:table-row>
        <table:table-row table:style-name="ro1">
          <table:table-cell table:number-columns-repeated="9"/>
          <table:table-cell office:value-type="float" office:value="1.7" calcext:value-type="float">
            <text:p>1.7</text:p>
          </table:table-cell>
          <table:table-cell office:value-type="float" office:value="8.05" calcext:value-type="float">
            <text:p>8.05</text:p>
          </table:table-cell>
          <table:table-cell office:value-type="float" office:value="-6.862" calcext:value-type="float">
            <text:p>-6.862</text:p>
          </table:table-cell>
          <table:table-cell/>
          <table:table-cell office:value-type="float" office:value="9.879" calcext:value-type="float">
            <text:p>9.879</text:p>
          </table:table-cell>
          <table:table-cell office:value-type="float" office:value="-2.472" calcext:value-type="float">
            <text:p>-2.472</text:p>
          </table:table-cell>
          <table:table-cell office:value-type="float" office:value="2.428" calcext:value-type="float">
            <text:p>2.428</text:p>
          </table:table-cell>
          <table:table-cell table:number-columns-repeated="2"/>
          <table:table-cell table:formula="of:=[.N74]+-3.2381267745" office:value-type="float" office:value="6.6408732255" calcext:value-type="float">
            <text:p>6.6408732255</text:p>
          </table:table-cell>
          <table:table-cell table:formula="of:=[.O74]+-17.229146137" office:value-type="float" office:value="-19.701146137" calcext:value-type="float">
            <text:p>-19.701146137</text:p>
          </table:table-cell>
          <table:table-cell table:formula="of:=[.P74]+20.2142121657" office:value-type="float" office:value="22.6422121657" calcext:value-type="float">
            <text:p>22.6422121657</text:p>
          </table:table-cell>
          <table:table-cell/>
          <table:table-cell table:formula="of:=[.S75]-[.S74]" office:value-type="float" office:value="2.775" calcext:value-type="float">
            <text:p>2.775</text:p>
          </table:table-cell>
          <table:table-cell table:formula="of:=[.T75]-[.T74]" office:value-type="float" office:value="0.136000000000003" calcext:value-type="float">
            <text:p>0.136</text:p>
          </table:table-cell>
          <table:table-cell table:formula="of:=[.U75]-[.U74]" office:value-type="float" office:value="2.622" calcext:value-type="float">
            <text:p>2.622</text:p>
          </table:table-cell>
          <table:table-cell/>
          <table:table-cell table:formula="of:=SQRT([.W74]^2+[.X74]^2+[.Y74]^2)" office:value-type="float" office:value="3.82021007275778" calcext:value-type="float">
            <text:p>3.8202100728</text:p>
          </table:table-cell>
        </table:table-row>
        <table:table-row table:style-name="ro1">
          <table:table-cell table:number-columns-repeated="9"/>
          <table:table-cell office:value-type="float" office:value="5.284" calcext:value-type="float">
            <text:p>5.284</text:p>
          </table:table-cell>
          <table:table-cell office:value-type="float" office:value="9.373" calcext:value-type="float">
            <text:p>9.373</text:p>
          </table:table-cell>
          <table:table-cell office:value-type="float" office:value="-5.828" calcext:value-type="float">
            <text:p>-5.828</text:p>
          </table:table-cell>
          <table:table-cell/>
          <table:table-cell office:value-type="float" office:value="12.654" calcext:value-type="float">
            <text:p>12.654</text:p>
          </table:table-cell>
          <table:table-cell office:value-type="float" office:value="-2.336" calcext:value-type="float">
            <text:p>-2.336</text:p>
          </table:table-cell>
          <table:table-cell office:value-type="float" office:value="5.05" calcext:value-type="float">
            <text:p>5.05</text:p>
          </table:table-cell>
          <table:table-cell table:number-columns-repeated="2"/>
          <table:table-cell table:formula="of:=[.N75]+-3.2381267745" office:value-type="float" office:value="9.4158732255" calcext:value-type="float">
            <text:p>9.4158732255</text:p>
          </table:table-cell>
          <table:table-cell table:formula="of:=[.O75]+-17.229146137" office:value-type="float" office:value="-19.565146137" calcext:value-type="float">
            <text:p>-19.565146137</text:p>
          </table:table-cell>
          <table:table-cell table:formula="of:=[.P75]+20.2142121657" office:value-type="float" office:value="25.2642121657" calcext:value-type="float">
            <text:p>25.2642121657</text:p>
          </table:table-cell>
          <table:table-cell/>
          <table:table-cell table:formula="of:=[.S76]-[.S75]" office:value-type="float" office:value="0.048" calcext:value-type="float">
            <text:p>0.048</text:p>
          </table:table-cell>
          <table:table-cell table:formula="of:=[.T76]-[.T75]" office:value-type="float" office:value="-3.762" calcext:value-type="float">
            <text:p>-3.762</text:p>
          </table:table-cell>
          <table:table-cell table:formula="of:=[.U76]-[.U75]" office:value-type="float" office:value="0.349" calcext:value-type="float">
            <text:p>0.349</text:p>
          </table:table-cell>
          <table:table-cell/>
          <table:table-cell table:formula="of:=SQRT([.W75]^2+[.X75]^2+[.Y75]^2)" office:value-type="float" office:value="3.77845854813838" calcext:value-type="float">
            <text:p>3.7784585481</text:p>
          </table:table-cell>
        </table:table-row>
        <table:table-row table:style-name="ro1">
          <table:table-cell table:number-columns-repeated="9"/>
          <table:table-cell office:value-type="float" office:value="6.453" calcext:value-type="float">
            <text:p>6.453</text:p>
          </table:table-cell>
          <table:table-cell office:value-type="float" office:value="9.902" calcext:value-type="float">
            <text:p>9.902</text:p>
          </table:table-cell>
          <table:table-cell office:value-type="float" office:value="-9.428" calcext:value-type="float">
            <text:p>-9.428</text:p>
          </table:table-cell>
          <table:table-cell/>
          <table:table-cell office:value-type="float" office:value="12.702" calcext:value-type="float">
            <text:p>12.702</text:p>
          </table:table-cell>
          <table:table-cell office:value-type="float" office:value="-6.098" calcext:value-type="float">
            <text:p>-6.098</text:p>
          </table:table-cell>
          <table:table-cell office:value-type="float" office:value="5.399" calcext:value-type="float">
            <text:p>5.399</text:p>
          </table:table-cell>
          <table:table-cell table:number-columns-repeated="2"/>
          <table:table-cell table:formula="of:=[.N76]+-3.2381267745" office:value-type="float" office:value="9.4638732255" calcext:value-type="float">
            <text:p>9.4638732255</text:p>
          </table:table-cell>
          <table:table-cell table:formula="of:=[.O76]+-17.229146137" office:value-type="float" office:value="-23.327146137" calcext:value-type="float">
            <text:p>-23.327146137</text:p>
          </table:table-cell>
          <table:table-cell table:formula="of:=[.P76]+20.2142121657" office:value-type="float" office:value="25.6132121657" calcext:value-type="float">
            <text:p>25.6132121657</text:p>
          </table:table-cell>
          <table:table-cell/>
          <table:table-cell table:formula="of:=[.S77]-[.S76]" office:value-type="float" office:value="0.814" calcext:value-type="float">
            <text:p>0.814</text:p>
          </table:table-cell>
          <table:table-cell table:formula="of:=[.T77]-[.T76]" office:value-type="float" office:value="-0.234999999999999" calcext:value-type="float">
            <text:p>-0.235</text:p>
          </table:table-cell>
          <table:table-cell table:formula="of:=[.U77]-[.U76]" office:value-type="float" office:value="-3.724" calcext:value-type="float">
            <text:p>-3.724</text:p>
          </table:table-cell>
          <table:table-cell/>
          <table:table-cell table:formula="of:=SQRT([.W76]^2+[.X76]^2+[.Y76]^2)" office:value-type="float" office:value="3.81916181903831" calcext:value-type="float">
            <text:p>3.819161819</text:p>
          </table:table-cell>
        </table:table-row>
        <table:table-row table:style-name="ro1">
          <table:table-cell table:number-columns-repeated="9"/>
          <table:table-cell office:value-type="float" office:value="3.41" calcext:value-type="float">
            <text:p>3.41</text:p>
          </table:table-cell>
          <table:table-cell office:value-type="float" office:value="11.549" calcext:value-type="float">
            <text:p>11.549</text:p>
          </table:table-cell>
          <table:table-cell office:value-type="float" office:value="-10.336" calcext:value-type="float">
            <text:p>-10.336</text:p>
          </table:table-cell>
          <table:table-cell/>
          <table:table-cell office:value-type="float" office:value="13.516" calcext:value-type="float">
            <text:p>13.516</text:p>
          </table:table-cell>
          <table:table-cell office:value-type="float" office:value="-6.333" calcext:value-type="float">
            <text:p>-6.333</text:p>
          </table:table-cell>
          <table:table-cell office:value-type="float" office:value="1.675" calcext:value-type="float">
            <text:p>1.675</text:p>
          </table:table-cell>
          <table:table-cell table:number-columns-repeated="2"/>
          <table:table-cell table:formula="of:=[.N77]+-3.2381267745" office:value-type="float" office:value="10.2778732255" calcext:value-type="float">
            <text:p>10.2778732255</text:p>
          </table:table-cell>
          <table:table-cell table:formula="of:=[.O77]+-17.229146137" office:value-type="float" office:value="-23.562146137" calcext:value-type="float">
            <text:p>-23.562146137</text:p>
          </table:table-cell>
          <table:table-cell table:formula="of:=[.P77]+20.2142121657" office:value-type="float" office:value="21.8892121657" calcext:value-type="float">
            <text:p>21.8892121657</text:p>
          </table:table-cell>
          <table:table-cell/>
          <table:table-cell table:formula="of:=[.S78]-[.S77]" office:value-type="float" office:value="2.462" calcext:value-type="float">
            <text:p>2.462</text:p>
          </table:table-cell>
          <table:table-cell table:formula="of:=[.T78]-[.T77]" office:value-type="float" office:value="2.933" calcext:value-type="float">
            <text:p>2.933</text:p>
          </table:table-cell>
          <table:table-cell table:formula="of:=[.U78]-[.U77]" office:value-type="float" office:value="-0.524000000000001" calcext:value-type="float">
            <text:p>-0.524</text:p>
          </table:table-cell>
          <table:table-cell/>
          <table:table-cell table:formula="of:=SQRT([.W77]^2+[.X77]^2+[.Y77]^2)" office:value-type="float" office:value="3.86503673979951" calcext:value-type="float">
            <text:p>3.8650367398</text:p>
          </table:table-cell>
        </table:table-row>
        <table:table-row table:style-name="ro1">
          <table:table-cell table:number-columns-repeated="9"/>
          <table:table-cell office:value-type="float" office:value="4.102" calcext:value-type="float">
            <text:p>4.102</text:p>
          </table:table-cell>
          <table:table-cell office:value-type="float" office:value="13.946" calcext:value-type="float">
            <text:p>13.946</text:p>
          </table:table-cell>
          <table:table-cell office:value-type="float" office:value="-7.348" calcext:value-type="float">
            <text:p>-7.348</text:p>
          </table:table-cell>
          <table:table-cell/>
          <table:table-cell office:value-type="float" office:value="15.978" calcext:value-type="float">
            <text:p>15.978</text:p>
          </table:table-cell>
          <table:table-cell office:value-type="float" office:value="-3.4" calcext:value-type="float">
            <text:p>-3.4</text:p>
          </table:table-cell>
          <table:table-cell office:value-type="float" office:value="1.151" calcext:value-type="float">
            <text:p>1.151</text:p>
          </table:table-cell>
          <table:table-cell table:number-columns-repeated="2"/>
          <table:table-cell table:formula="of:=[.N78]+-3.2381267745" office:value-type="float" office:value="12.7398732255" calcext:value-type="float">
            <text:p>12.7398732255</text:p>
          </table:table-cell>
          <table:table-cell table:formula="of:=[.O78]+-17.229146137" office:value-type="float" office:value="-20.629146137" calcext:value-type="float">
            <text:p>-20.629146137</text:p>
          </table:table-cell>
          <table:table-cell table:formula="of:=[.P78]+20.2142121657" office:value-type="float" office:value="21.3652121657" calcext:value-type="float">
            <text:p>21.3652121657</text:p>
          </table:table-cell>
          <table:table-cell/>
          <table:table-cell table:formula="of:=[.S79]-[.S78]" office:value-type="float" office:value="1.591" calcext:value-type="float">
            <text:p>1.591</text:p>
          </table:table-cell>
          <table:table-cell table:formula="of:=[.T79]-[.T78]" office:value-type="float" office:value="0.170999999999999" calcext:value-type="float">
            <text:p>0.171</text:p>
          </table:table-cell>
          <table:table-cell table:formula="of:=[.U79]-[.U78]" office:value-type="float" office:value="3.469" calcext:value-type="float">
            <text:p>3.469</text:p>
          </table:table-cell>
          <table:table-cell/>
          <table:table-cell table:formula="of:=SQRT([.W78]^2+[.X78]^2+[.Y78]^2)" office:value-type="float" office:value="3.82027263425007" calcext:value-type="float">
            <text:p>3.8202726343</text:p>
          </table:table-cell>
        </table:table-row>
        <table:table-row table:style-name="ro1">
          <table:table-cell table:number-columns-repeated="9"/>
          <table:table-cell office:value-type="float" office:value="7.73" calcext:value-type="float">
            <text:p>7.73</text:p>
          </table:table-cell>
          <table:table-cell office:value-type="float" office:value="14.852" calcext:value-type="float">
            <text:p>14.852</text:p>
          </table:table-cell>
          <table:table-cell office:value-type="float" office:value="-8.374" calcext:value-type="float">
            <text:p>-8.374</text:p>
          </table:table-cell>
          <table:table-cell/>
          <table:table-cell office:value-type="float" office:value="17.569" calcext:value-type="float">
            <text:p>17.569</text:p>
          </table:table-cell>
          <table:table-cell office:value-type="float" office:value="-3.229" calcext:value-type="float">
            <text:p>-3.229</text:p>
          </table:table-cell>
          <table:table-cell office:value-type="float" office:value="4.62" calcext:value-type="float">
            <text:p>4.62</text:p>
          </table:table-cell>
          <table:table-cell table:number-columns-repeated="2"/>
          <table:table-cell table:formula="of:=[.N79]+-3.2381267745" office:value-type="float" office:value="14.3308732255" calcext:value-type="float">
            <text:p>14.3308732255</text:p>
          </table:table-cell>
          <table:table-cell table:formula="of:=[.O79]+-17.229146137" office:value-type="float" office:value="-20.458146137" calcext:value-type="float">
            <text:p>-20.458146137</text:p>
          </table:table-cell>
          <table:table-cell table:formula="of:=[.P79]+20.2142121657" office:value-type="float" office:value="24.8342121657" calcext:value-type="float">
            <text:p>24.8342121657</text:p>
          </table:table-cell>
          <table:table-cell/>
          <table:table-cell table:formula="of:=[.S80]-[.S79]" office:value-type="float" office:value="2.494" calcext:value-type="float">
            <text:p>2.494</text:p>
          </table:table-cell>
          <table:table-cell table:formula="of:=[.T80]-[.T79]" office:value-type="float" office:value="2.847" calcext:value-type="float">
            <text:p>2.847</text:p>
          </table:table-cell>
          <table:table-cell table:formula="of:=[.U80]-[.U79]" office:value-type="float" office:value="0.314" calcext:value-type="float">
            <text:p>0.314</text:p>
          </table:table-cell>
          <table:table-cell/>
          <table:table-cell table:formula="of:=SQRT([.W79]^2+[.X79]^2+[.Y79]^2)" office:value-type="float" office:value="3.79789955106767" calcext:value-type="float">
            <text:p>3.7978995511</text:p>
          </table:table-cell>
        </table:table-row>
        <table:table-row table:style-name="ro1">
          <table:table-cell table:number-columns-repeated="9"/>
          <table:table-cell office:value-type="float" office:value="6.903" calcext:value-type="float">
            <text:p>6.903</text:p>
          </table:table-cell>
          <table:table-cell office:value-type="float" office:value="15.388" calcext:value-type="float">
            <text:p>15.388</text:p>
          </table:table-cell>
          <table:table-cell office:value-type="float" office:value="-12.085" calcext:value-type="float">
            <text:p>-12.085</text:p>
          </table:table-cell>
          <table:table-cell/>
          <table:table-cell office:value-type="float" office:value="20.063" calcext:value-type="float">
            <text:p>20.063</text:p>
          </table:table-cell>
          <table:table-cell office:value-type="float" office:value="-0.382" calcext:value-type="float">
            <text:p>-0.382</text:p>
          </table:table-cell>
          <table:table-cell office:value-type="float" office:value="4.934" calcext:value-type="float">
            <text:p>4.934</text:p>
          </table:table-cell>
          <table:table-cell table:number-columns-repeated="2"/>
          <table:table-cell table:formula="of:=[.N80]+-3.2381267745" office:value-type="float" office:value="16.8248732255" calcext:value-type="float">
            <text:p>16.8248732255</text:p>
          </table:table-cell>
          <table:table-cell table:formula="of:=[.O80]+-17.229146137" office:value-type="float" office:value="-17.611146137" calcext:value-type="float">
            <text:p>-17.611146137</text:p>
          </table:table-cell>
          <table:table-cell table:formula="of:=[.P80]+20.2142121657" office:value-type="float" office:value="25.1482121657" calcext:value-type="float">
            <text:p>25.148212165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.704" calcext:value-type="float">
            <text:p>3.704</text:p>
          </table:table-cell>
          <table:table-cell office:value-type="float" office:value="16.949" calcext:value-type="float">
            <text:p>16.949</text:p>
          </table:table-cell>
          <table:table-cell office:value-type="float" office:value="-11.908" calcext:value-type="float">
            <text:p>-11.90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3.452" calcext:value-type="float">
            <text:p>3.452</text:p>
          </table:table-cell>
          <table:table-cell office:value-type="float" office:value="18.156" calcext:value-type="float">
            <text:p>18.156</text:p>
          </table:table-cell>
          <table:table-cell office:value-type="float" office:value="-8.288" calcext:value-type="float">
            <text:p>-8.28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0.067" calcext:value-type="float">
            <text:p>0.067</text:p>
          </table:table-cell>
          <table:table-cell office:value-type="float" office:value="15.99" calcext:value-type="float">
            <text:p>15.99</text:p>
          </table:table-cell>
          <table:table-cell office:value-type="float" office:value="-7.563" calcext:value-type="float">
            <text:p>-7.563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.775" calcext:value-type="float">
            <text:p>-1.775</text:p>
          </table:table-cell>
          <table:table-cell office:value-type="float" office:value="12.435" calcext:value-type="float">
            <text:p>12.435</text:p>
          </table:table-cell>
          <table:table-cell office:value-type="float" office:value="-7.333" calcext:value-type="float">
            <text:p>-7.333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4.413" calcext:value-type="float">
            <text:p>-4.413</text:p>
          </table:table-cell>
          <table:table-cell office:value-type="float" office:value="12.03" calcext:value-type="float">
            <text:p>12.03</text:p>
          </table:table-cell>
          <table:table-cell office:value-type="float" office:value="-10.175" calcext:value-type="float">
            <text:p>-10.175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7.935" calcext:value-type="float">
            <text:p>-7.935</text:p>
          </table:table-cell>
          <table:table-cell office:value-type="float" office:value="10.275" calcext:value-type="float">
            <text:p>10.275</text:p>
          </table:table-cell>
          <table:table-cell office:value-type="float" office:value="-9.297" calcext:value-type="float">
            <text:p>-9.297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9.094" calcext:value-type="float">
            <text:p>-9.094</text:p>
          </table:table-cell>
          <table:table-cell office:value-type="float" office:value="7.954" calcext:value-type="float">
            <text:p>7.954</text:p>
          </table:table-cell>
          <table:table-cell office:value-type="float" office:value="-12.137" calcext:value-type="float">
            <text:p>-12.137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1.963" calcext:value-type="float">
            <text:p>-11.963</text:p>
          </table:table-cell>
          <table:table-cell office:value-type="float" office:value="5.014" calcext:value-type="float">
            <text:p>5.014</text:p>
          </table:table-cell>
          <table:table-cell office:value-type="float" office:value="-12.711" calcext:value-type="float">
            <text:p>-12.71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9.919" calcext:value-type="float">
            <text:p>-9.919</text:p>
          </table:table-cell>
          <table:table-cell office:value-type="float" office:value="2.588" calcext:value-type="float">
            <text:p>2.588</text:p>
          </table:table-cell>
          <table:table-cell office:value-type="float" office:value="-11.041" calcext:value-type="float">
            <text:p>-11.04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9.493" calcext:value-type="float">
            <text:p>-9.493</text:p>
          </table:table-cell>
          <table:table-cell office:value-type="float" office:value="4.548" calcext:value-type="float">
            <text:p>4.548</text:p>
          </table:table-cell>
          <table:table-cell office:value-type="float" office:value="-7.819" calcext:value-type="float">
            <text:p>-7.819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3.206" calcext:value-type="float">
            <text:p>-13.206</text:p>
          </table:table-cell>
          <table:table-cell office:value-type="float" office:value="5.08" calcext:value-type="float">
            <text:p>5.08</text:p>
          </table:table-cell>
          <table:table-cell office:value-type="float" office:value="-7.796" calcext:value-type="float">
            <text:p>-7.796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4.19" calcext:value-type="float">
            <text:p>-14.19</text:p>
          </table:table-cell>
          <table:table-cell office:value-type="float" office:value="1.329" calcext:value-type="float">
            <text:p>1.329</text:p>
          </table:table-cell>
          <table:table-cell office:value-type="float" office:value="-8.168" calcext:value-type="float">
            <text:p>-8.16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1.678" calcext:value-type="float">
            <text:p>-11.678</text:p>
          </table:table-cell>
          <table:table-cell office:value-type="float" office:value="0.762" calcext:value-type="float">
            <text:p>0.762</text:p>
          </table:table-cell>
          <table:table-cell office:value-type="float" office:value="-5.448" calcext:value-type="float">
            <text:p>-5.44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3.506" calcext:value-type="float">
            <text:p>-13.506</text:p>
          </table:table-cell>
          <table:table-cell office:value-type="float" office:value="2.854" calcext:value-type="float">
            <text:p>2.854</text:p>
          </table:table-cell>
          <table:table-cell office:value-type="float" office:value="-3.11" calcext:value-type="float">
            <text:p>-3.1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6.802" calcext:value-type="float">
            <text:p>-16.802</text:p>
          </table:table-cell>
          <table:table-cell office:value-type="float" office:value="0.528" calcext:value-type="float">
            <text:p>0.528</text:p>
          </table:table-cell>
          <table:table-cell office:value-type="float" office:value="-3.748" calcext:value-type="float">
            <text:p>-3.74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5.33" calcext:value-type="float">
            <text:p>-15.33</text:p>
          </table:table-cell>
          <table:table-cell office:value-type="float" office:value="-2.72" calcext:value-type="float">
            <text:p>-2.72</text:p>
          </table:table-cell>
          <table:table-cell office:value-type="float" office:value="-3.238" calcext:value-type="float">
            <text:p>-3.23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3.838" calcext:value-type="float">
            <text:p>-13.838</text:p>
          </table:table-cell>
          <table:table-cell office:value-type="float" office:value="-1.524" calcext:value-type="float">
            <text:p>-1.524</text:p>
          </table:table-cell>
          <table:table-cell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7.092" calcext:value-type="float">
            <text:p>-17.092</text:p>
          </table:table-cell>
          <table:table-cell office:value-type="float" office:value="-0.515" calcext:value-type="float">
            <text:p>-0.515</text:p>
          </table:table-cell>
          <table:table-cell office:value-type="float" office:value="1.379" calcext:value-type="float">
            <text:p>1.379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8.842" calcext:value-type="float">
            <text:p>-18.842</text:p>
          </table:table-cell>
          <table:table-cell office:value-type="float" office:value="-4.023" calcext:value-type="float">
            <text:p>-4.023</text:p>
          </table:table-cell>
          <table:table-cell office:value-type="float" office:value="0.307" calcext:value-type="float">
            <text:p>0.307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6.362" calcext:value-type="float">
            <text:p>-16.362</text:p>
          </table:table-cell>
          <table:table-cell office:value-type="float" office:value="-5.776" calcext:value-type="float">
            <text:p>-5.776</text:p>
          </table:table-cell>
          <table:table-cell office:value-type="float" office:value="2.215" calcext:value-type="float">
            <text:p>2.215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6.825" calcext:value-type="float">
            <text:p>-16.825</text:p>
          </table:table-cell>
          <table:table-cell office:value-type="float" office:value="-3.95" calcext:value-type="float">
            <text:p>-3.95</text:p>
          </table:table-cell>
          <table:table-cell office:value-type="float" office:value="5.435" calcext:value-type="float">
            <text:p>5.435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3.41" calcext:value-type="float">
            <text:p>-13.41</text:p>
          </table:table-cell>
          <table:table-cell office:value-type="float" office:value="-1.626" calcext:value-type="float">
            <text:p>-1.626</text:p>
          </table:table-cell>
          <table:table-cell office:value-type="float" office:value="5.427" calcext:value-type="float">
            <text:p>5.427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3.21" calcext:value-type="float">
            <text:p>-13.21</text:p>
          </table:table-cell>
          <table:table-cell office:value-type="float" office:value="1.669" calcext:value-type="float">
            <text:p>1.669</text:p>
          </table:table-cell>
          <table:table-cell office:value-type="float" office:value="7.321" calcext:value-type="float">
            <text:p>7.32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0.675" calcext:value-type="float">
            <text:p>-10.675</text:p>
          </table:table-cell>
          <table:table-cell office:value-type="float" office:value="4.865" calcext:value-type="float">
            <text:p>4.865</text:p>
          </table:table-cell>
          <table:table-cell office:value-type="float" office:value="7.595" calcext:value-type="float">
            <text:p>7.595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9.194" calcext:value-type="float">
            <text:p>-9.194</text:p>
          </table:table-cell>
          <table:table-cell office:value-type="float" office:value="3.688" calcext:value-type="float">
            <text:p>3.688</text:p>
          </table:table-cell>
          <table:table-cell office:value-type="float" office:value="10.848" calcext:value-type="float">
            <text:p>10.84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8.037" calcext:value-type="float">
            <text:p>-8.037</text:p>
          </table:table-cell>
          <table:table-cell office:value-type="float" office:value="0.719" calcext:value-type="float">
            <text:p>0.719</text:p>
          </table:table-cell>
          <table:table-cell office:value-type="float" office:value="8.966" calcext:value-type="float">
            <text:p>8.966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5.563" calcext:value-type="float">
            <text:p>-5.563</text:p>
          </table:table-cell>
          <table:table-cell office:value-type="float" office:value="3.046" calcext:value-type="float">
            <text:p>3.046</text:p>
          </table:table-cell>
          <table:table-cell office:value-type="float" office:value="6.842" calcext:value-type="float">
            <text:p>6.84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2.71" calcext:value-type="float">
            <text:p>-2.71</text:p>
          </table:table-cell>
          <table:table-cell office:value-type="float" office:value="3.777" calcext:value-type="float">
            <text:p>3.777</text:p>
          </table:table-cell>
          <table:table-cell office:value-type="float" office:value="9.417" calcext:value-type="float">
            <text:p>9.417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2.824" calcext:value-type="float">
            <text:p>-2.824</text:p>
          </table:table-cell>
          <table:table-cell office:value-type="float" office:value="-0.039" calcext:value-type="float">
            <text:p>-0.039</text:p>
          </table:table-cell>
          <table:table-cell office:value-type="float" office:value="9.834" calcext:value-type="float">
            <text:p>9.834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-1.997" calcext:value-type="float">
            <text:p>-1.997</text:p>
          </table:table-cell>
          <table:table-cell office:value-type="float" office:value="-0.585" calcext:value-type="float">
            <text:p>-0.585</text:p>
          </table:table-cell>
          <table:table-cell office:value-type="float" office:value="6.235" calcext:value-type="float">
            <text:p>6.235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0.608" calcext:value-type="float">
            <text:p>0.608</text:p>
          </table:table-cell>
          <table:table-cell office:value-type="float" office:value="2.618" calcext:value-type="float">
            <text:p>2.618</text:p>
          </table:table-cell>
          <table:table-cell office:value-type="float" office:value="6.181" calcext:value-type="float">
            <text:p>6.18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.677" calcext:value-type="float">
            <text:p>2.677</text:p>
          </table:table-cell>
          <table:table-cell office:value-type="float" office:value="1.389" calcext:value-type="float">
            <text:p>1.389</text:p>
          </table:table-cell>
          <table:table-cell office:value-type="float" office:value="8.971" calcext:value-type="float">
            <text:p>8.97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.465" calcext:value-type="float">
            <text:p>2.465</text:p>
          </table:table-cell>
          <table:table-cell office:value-type="float" office:value="-2.079" calcext:value-type="float">
            <text:p>-2.079</text:p>
          </table:table-cell>
          <table:table-cell office:value-type="float" office:value="7.398" calcext:value-type="float">
            <text:p>7.39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3.75" calcext:value-type="float">
            <text:p>3.75</text:p>
          </table:table-cell>
          <table:table-cell office:value-type="float" office:value="-0.52" calcext:value-type="float">
            <text:p>-0.52</text:p>
          </table:table-cell>
          <table:table-cell office:value-type="float" office:value="4.018" calcext:value-type="float">
            <text:p>4.01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6.703" calcext:value-type="float">
            <text:p>6.703</text:p>
          </table:table-cell>
          <table:table-cell office:value-type="float" office:value="1.746" calcext:value-type="float">
            <text:p>1.746</text:p>
          </table:table-cell>
          <table:table-cell office:value-type="float" office:value="5.655" calcext:value-type="float">
            <text:p>5.655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7.716" calcext:value-type="float">
            <text:p>7.716</text:p>
          </table:table-cell>
          <table:table-cell office:value-type="float" office:value="-1.11" calcext:value-type="float">
            <text:p>-1.11</text:p>
          </table:table-cell>
          <table:table-cell office:value-type="float" office:value="7.664" calcext:value-type="float">
            <text:p>7.664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7.453" calcext:value-type="float">
            <text:p>7.453</text:p>
          </table:table-cell>
          <table:table-cell office:value-type="float" office:value="-3.384" calcext:value-type="float">
            <text:p>-3.384</text:p>
          </table:table-cell>
          <table:table-cell office:value-type="float" office:value="4.589" calcext:value-type="float">
            <text:p>4.589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9.722" calcext:value-type="float">
            <text:p>9.722</text:p>
          </table:table-cell>
          <table:table-cell office:value-type="float" office:value="-0.809" calcext:value-type="float">
            <text:p>-0.809</text:p>
          </table:table-cell>
          <table:table-cell office:value-type="float" office:value="2.466" calcext:value-type="float">
            <text:p>2.466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2.187" calcext:value-type="float">
            <text:p>12.187</text:p>
          </table:table-cell>
          <table:table-cell office:value-type="float" office:value="-0.313" calcext:value-type="float">
            <text:p>-0.313</text:p>
          </table:table-cell>
          <table:table-cell office:value-type="float" office:value="5.35" calcext:value-type="float">
            <text:p>5.35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2.399" calcext:value-type="float">
            <text:p>12.399</text:p>
          </table:table-cell>
          <table:table-cell office:value-type="float" office:value="-4.033" calcext:value-type="float">
            <text:p>-4.033</text:p>
          </table:table-cell>
          <table:table-cell office:value-type="float" office:value="5.29" calcext:value-type="float">
            <text:p>5.29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2.692" calcext:value-type="float">
            <text:p>12.692</text:p>
          </table:table-cell>
          <table:table-cell office:value-type="float" office:value="-4.117" calcext:value-type="float">
            <text:p>-4.117</text:p>
          </table:table-cell>
          <table:table-cell office:value-type="float" office:value="1.496" calcext:value-type="float">
            <text:p>1.496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5.724" calcext:value-type="float">
            <text:p>15.724</text:p>
          </table:table-cell>
          <table:table-cell office:value-type="float" office:value="-1.27" calcext:value-type="float">
            <text:p>-1.27</text:p>
          </table:table-cell>
          <table:table-cell office:value-type="float" office:value="1.197" calcext:value-type="float">
            <text:p>1.197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17.547" calcext:value-type="float">
            <text:p>17.547</text:p>
          </table:table-cell>
          <table:table-cell office:value-type="float" office:value="-2.117" calcext:value-type="float">
            <text:p>-2.117</text:p>
          </table:table-cell>
          <table:table-cell office:value-type="float" office:value="4.298" calcext:value-type="float">
            <text:p>4.29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20.918" calcext:value-type="float">
            <text:p>20.918</text:p>
          </table:table-cell>
          <table:table-cell office:value-type="float" office:value="0.155" calcext:value-type="float">
            <text:p>0.155</text:p>
          </table:table-cell>
          <table:table-cell office:value-type="float" office:value="4.851" calcext:value-type="float">
            <text:p>4.851</text:p>
          </table:table-cell>
          <table:table-cell table:number-columns-repeated="2"/>
          <table:table-cell table:formula="of:=[.J124]-[.J123]" office:value-type="float" office:value="3.371" calcext:value-type="float">
            <text:p>3.371</text:p>
          </table:table-cell>
          <table:table-cell table:formula="of:=[.K124]-[.K123]" office:value-type="float" office:value="2.272" calcext:value-type="float">
            <text:p>2.272</text:p>
          </table:table-cell>
          <table:table-cell table:formula="of:=[.L124]-[.L123]" office:value-type="float" office:value="0.553" calcext:value-type="float">
            <text:p>0.553</text:p>
          </table:table-cell>
          <table:table-cell/>
          <table:table-cell table:formula="of:=SQRT([.O124]^2+[.P124]^2+[.Q124]^2)" office:value-type="float" office:value="4.10261306973982" calcext:value-type="float">
            <text:p>4.102613069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2:50:59.235328848</meta:creation-date>
    <dc:date>2015-06-04T15:44:09.815109966</dc:date>
    <meta:editing-duration>PT35M26S</meta:editing-duration>
    <meta:editing-cycles>1</meta:editing-cycles>
    <meta:document-statistic meta:table-count="1" meta:cell-count="931" meta:object-count="0"/>
    <meta:generator>LibreOffice/4.2.8.2$Linux_X86_64 LibreOffice_project/420m0$Build-2</meta:generator>
  </office:meta>
</office:document-meta>
</file>